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om" table:style-name="ta1">
        <table:shapes>
          <draw:frame draw:z-index="0" draw:style-name="gr1" draw:text-style-name="P1" svg:width="6.2988in" svg:height="3.5429in" svg:x="0.0394in" svg:y="1.6398in">
            <draw:object draw:notify-on-update-of-ranges="Random.A3:Random.A9 Random.A1:Random.A1 Random.B3:Random.B9 Random.A3:Random.A9 Random.A1:Random.A1 Random.F3:Random.F9 Random.A3:Random.A9 Random.A1:Random.A1 Random.J3:Random.J9 Random.A3:Random.A9 Random.A1:Random.A1 Random.N3:Random.N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1.0732in" svg:y="2.0496in">
            <draw:object draw:notify-on-update-of-ranges="Random.A3:Random.A9 Random.A1:Random.A1 Random.C3:Random.C9 Random.A3:Random.A9 Random.A1:Random.A1 Random.G3:Random.G9 Random.A3:Random.A9 Random.A1:Random.A1 Random.K3:Random.K9 Random.A3:Random.A9 Random.A1:Random.A1 Random.O3:Random.O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6.5476in" svg:y="1.9976in">
            <draw:object draw:notify-on-update-of-ranges="Random.A3:Random.A9 Random.A1:Random.A1 Random.D3:Random.D9 Random.A3:Random.A9 Random.A1:Random.A1 Random.H3:Random.H9 Random.A3:Random.A9 Random.A1:Random.A1 Random.L3:Random.L9 Random.A3:Random.A9 Random.A1:Random.A1 Random.P3:Random.P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30" calcext:value-type="float">
            <text:p>1230</text:p>
          </table:table-cell>
          <table:table-cell office:value-type="float" office:value="565" calcext:value-type="float">
            <text:p>565</text:p>
          </table:table-cell>
          <table:table-cell office:value-type="float" office:value="30.45" calcext:value-type="float">
            <text:p>30.45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477" calcext:value-type="float">
            <text:p>477</text:p>
          </table:table-cell>
          <table:table-cell office:value-type="float" office:value="25.088" calcext:value-type="float">
            <text:p>25.088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361" calcext:value-type="float">
            <text:p>361</text:p>
          </table:table-cell>
          <table:table-cell office:value-type="float" office:value="50.562" calcext:value-type="float">
            <text:p>50.562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362" calcext:value-type="float">
            <text:p>362</text:p>
          </table:table-cell>
          <table:table-cell office:value-type="float" office:value="151.325" calcext:value-type="float">
            <text:p>151.3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594" calcext:value-type="float">
            <text:p>8594</text:p>
          </table:table-cell>
          <table:table-cell office:value-type="float" office:value="4047" calcext:value-type="float">
            <text:p>4047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4853" calcext:value-type="float">
            <text:p>4853</text:p>
          </table:table-cell>
          <table:table-cell office:value-type="float" office:value="3854" calcext:value-type="float">
            <text:p>3854</text:p>
          </table:table-cell>
          <table:table-cell office:value-type="float" office:value="139.9" calcext:value-type="float">
            <text:p>139.9</text:p>
          </table:table-cell>
          <table:table-cell/>
          <table:table-cell office:value-type="float" office:value="5847" calcext:value-type="float">
            <text:p>5847</text:p>
          </table:table-cell>
          <table:table-cell office:value-type="float" office:value="2645" calcext:value-type="float">
            <text:p>2645</text:p>
          </table:table-cell>
          <table:table-cell office:value-type="float" office:value="149.3" calcext:value-type="float">
            <text:p>149.3</text:p>
          </table:table-cell>
          <table:table-cell/>
          <table:table-cell office:value-type="float" office:value="12173" calcext:value-type="float">
            <text:p>12173</text:p>
          </table:table-cell>
          <table:table-cell office:value-type="float" office:value="3588" calcext:value-type="float">
            <text:p>3588</text:p>
          </table:table-cell>
          <table:table-cell office:value-type="float" office:value="1305.952" calcext:value-type="float">
            <text:p>1305.9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072" calcext:value-type="float">
            <text:p>19072</text:p>
          </table:table-cell>
          <table:table-cell office:value-type="float" office:value="9036" calcext:value-type="float">
            <text:p>9036</text:p>
          </table:table-cell>
          <table:table-cell office:value-type="float" office:value="3192.705" calcext:value-type="float">
            <text:p>3192.705</text:p>
          </table:table-cell>
          <table:table-cell/>
          <table:table-cell office:value-type="float" office:value="10704" calcext:value-type="float">
            <text:p>10704</text:p>
          </table:table-cell>
          <table:table-cell office:value-type="float" office:value="8705" calcext:value-type="float">
            <text:p>8705</text:p>
          </table:table-cell>
          <table:table-cell office:value-type="float" office:value="4920.632" calcext:value-type="float">
            <text:p>4920.632</text:p>
          </table:table-cell>
          <table:table-cell/>
          <table:table-cell office:value-type="float" office:value="12812" calcext:value-type="float">
            <text:p>12812</text:p>
          </table:table-cell>
          <table:table-cell office:value-type="float" office:value="5868" calcext:value-type="float">
            <text:p>5868</text:p>
          </table:table-cell>
          <table:table-cell office:value-type="float" office:value="6362.509" calcext:value-type="float">
            <text:p>6362.509</text:p>
          </table:table-cell>
          <table:table-cell/>
          <table:table-cell office:value-type="float" office:value="27406" calcext:value-type="float">
            <text:p>27406</text:p>
          </table:table-cell>
          <table:table-cell office:value-type="float" office:value="8211" calcext:value-type="float">
            <text:p>8211</text:p>
          </table:table-cell>
          <table:table-cell office:value-type="float" office:value="5038.082" calcext:value-type="float">
            <text:p>5038.0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2376" calcext:value-type="float">
            <text:p>42376</text:p>
          </table:table-cell>
          <table:table-cell office:value-type="float" office:value="20188" calcext:value-type="float">
            <text:p>20188</text:p>
          </table:table-cell>
          <table:table-cell office:value-type="float" office:value="672.139" calcext:value-type="float">
            <text:p>672.139</text:p>
          </table:table-cell>
          <table:table-cell/>
          <table:table-cell office:value-type="float" office:value="23435" calcext:value-type="float">
            <text:p>23435</text:p>
          </table:table-cell>
          <table:table-cell office:value-type="float" office:value="19436" calcext:value-type="float">
            <text:p>19436</text:p>
          </table:table-cell>
          <table:table-cell office:value-type="float" office:value="2123.34" calcext:value-type="float">
            <text:p>2123.34</text:p>
          </table:table-cell>
          <table:table-cell/>
          <table:table-cell office:value-type="float" office:value="28580" calcext:value-type="float">
            <text:p>28580</text:p>
          </table:table-cell>
          <table:table-cell office:value-type="float" office:value="13099" calcext:value-type="float">
            <text:p>13099</text:p>
          </table:table-cell>
          <table:table-cell office:value-type="float" office:value="5045.77" calcext:value-type="float">
            <text:p>5045.77</text:p>
          </table:table-cell>
          <table:table-cell/>
          <table:table-cell office:value-type="float" office:value="60929" calcext:value-type="float">
            <text:p>60929</text:p>
          </table:table-cell>
          <table:table-cell office:value-type="float" office:value="18457" calcext:value-type="float">
            <text:p>18457</text:p>
          </table:table-cell>
          <table:table-cell office:value-type="float" office:value="4522.581" calcext:value-type="float">
            <text:p>4522.58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9290" calcext:value-type="float">
            <text:p>119290</text:p>
          </table:table-cell>
          <table:table-cell office:value-type="float" office:value="57145" calcext:value-type="float">
            <text:p>57145</text:p>
          </table:table-cell>
          <table:table-cell office:value-type="float" office:value="1762.353" calcext:value-type="float">
            <text:p>1762.353</text:p>
          </table:table-cell>
          <table:table-cell/>
          <table:table-cell office:value-type="float" office:value="65159" calcext:value-type="float">
            <text:p>65159</text:p>
          </table:table-cell>
          <table:table-cell office:value-type="float" office:value="55160" calcext:value-type="float">
            <text:p>55160</text:p>
          </table:table-cell>
          <table:table-cell office:value-type="float" office:value="1724.265" calcext:value-type="float">
            <text:p>1724.265</text:p>
          </table:table-cell>
          <table:table-cell/>
          <table:table-cell office:value-type="float" office:value="79937" calcext:value-type="float">
            <text:p>79937</text:p>
          </table:table-cell>
          <table:table-cell office:value-type="float" office:value="36933" calcext:value-type="float">
            <text:p>36933</text:p>
          </table:table-cell>
          <table:table-cell office:value-type="float" office:value="2229.991" calcext:value-type="float">
            <text:p>2229.991</text:p>
          </table:table-cell>
          <table:table-cell/>
          <table:table-cell office:value-type="float" office:value="178595" calcext:value-type="float">
            <text:p>178595</text:p>
          </table:table-cell>
          <table:table-cell office:value-type="float" office:value="54313" calcext:value-type="float">
            <text:p>54313</text:p>
          </table:table-cell>
          <table:table-cell office:value-type="float" office:value="10770.491" calcext:value-type="float">
            <text:p>10770.49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8176" calcext:value-type="float">
            <text:p>258176</text:p>
          </table:table-cell>
          <table:table-cell office:value-type="float" office:value="124088" calcext:value-type="float">
            <text:p>124088</text:p>
          </table:table-cell>
          <table:table-cell office:value-type="float" office:value="3656.518" calcext:value-type="float">
            <text:p>3656.518</text:p>
          </table:table-cell>
          <table:table-cell/>
          <table:table-cell office:value-type="float" office:value="140482" calcext:value-type="float">
            <text:p>140482</text:p>
          </table:table-cell>
          <table:table-cell office:value-type="float" office:value="120483" calcext:value-type="float">
            <text:p>120483</text:p>
          </table:table-cell>
          <table:table-cell office:value-type="float" office:value="3701.005" calcext:value-type="float">
            <text:p>3701.005</text:p>
          </table:table-cell>
          <table:table-cell/>
          <table:table-cell office:value-type="float" office:value="169589" calcext:value-type="float">
            <text:p>169589</text:p>
          </table:table-cell>
          <table:table-cell office:value-type="float" office:value="79376" calcext:value-type="float">
            <text:p>79376</text:p>
          </table:table-cell>
          <table:table-cell office:value-type="float" office:value="5454.608" calcext:value-type="float">
            <text:p>5454.608</text:p>
          </table:table-cell>
          <table:table-cell/>
          <table:table-cell office:value-type="float" office:value="387640" calcext:value-type="float">
            <text:p>387640</text:p>
          </table:table-cell>
          <table:table-cell office:value-type="float" office:value="118867" calcext:value-type="float">
            <text:p>118867</text:p>
          </table:table-cell>
          <table:table-cell office:value-type="float" office:value="32535.084" calcext:value-type="float">
            <text:p>32535.08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56902" calcext:value-type="float">
            <text:p>556902</text:p>
          </table:table-cell>
          <table:table-cell office:value-type="float" office:value="268451" calcext:value-type="float">
            <text:p>268451</text:p>
          </table:table-cell>
          <table:table-cell office:value-type="float" office:value="15809.06" calcext:value-type="float">
            <text:p>15809.06</text:p>
          </table:table-cell>
          <table:table-cell/>
          <table:table-cell office:value-type="float" office:value="300993" calcext:value-type="float">
            <text:p>300993</text:p>
          </table:table-cell>
          <table:table-cell office:value-type="float" office:value="260994" calcext:value-type="float">
            <text:p>260994</text:p>
          </table:table-cell>
          <table:table-cell office:value-type="float" office:value="9336.538" calcext:value-type="float">
            <text:p>9336.538</text:p>
          </table:table-cell>
          <table:table-cell/>
          <table:table-cell office:value-type="float" office:value="368160" calcext:value-type="float">
            <text:p>368160</text:p>
          </table:table-cell>
          <table:table-cell office:value-type="float" office:value="172693" calcext:value-type="float">
            <text:p>172693</text:p>
          </table:table-cell>
          <table:table-cell office:value-type="float" office:value="19278.078" calcext:value-type="float">
            <text:p>19278.078</text:p>
          </table:table-cell>
          <table:table-cell/>
          <table:table-cell office:value-type="float" office:value="834819" calcext:value-type="float">
            <text:p>834819</text:p>
          </table:table-cell>
          <table:table-cell office:value-type="float" office:value="257376" calcext:value-type="float">
            <text:p>257376</text:p>
          </table:table-cell>
          <table:table-cell office:value-type="float" office:value="128594.336" calcext:value-type="float">
            <text:p>128594.336</text:p>
          </table:table-cell>
        </table:table-row>
      </table:table>
      <table:table table:name="Asc Charts" table:style-name="ta1">
        <table:shapes>
          <draw:frame draw:z-index="0" draw:style-name="gr1" draw:text-style-name="P1" svg:width="6.2988in" svg:height="3.5429in" svg:x="0.0394in" svg:y="1.6398in">
            <draw:object draw:notify-on-update-of-ranges="'Asc Charts'.A3:'Asc Charts'.A9 Random.A1:Random.A1 'Asc Charts'.B3:'Asc Charts'.B9 'Asc Charts'.A3:'Asc Charts'.A9 Random.A1:Random.A1 'Asc Charts'.F3:'Asc Charts'.F9 'Asc Charts'.A3:'Asc Charts'.A9 Random.A1:Random.A1 'Asc Charts'.J3:'Asc Charts'.J9 'Asc Charts'.A3:'Asc Charts'.A9 Random.A1:Random.A1 'Asc Charts'.N3:'Asc Charts'.N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in" svg:height="3.5449in" svg:x="1.0732in" svg:y="2.0496in">
            <draw:object draw:notify-on-update-of-ranges="'Asc Charts'.A3:'Asc Charts'.A9 Random.A1:Random.A1 'Asc Charts'.C3:'Asc Charts'.C9 'Asc Charts'.A3:'Asc Charts'.A9 Random.A1:Random.A1 'Asc Charts'.G3:'Asc Charts'.G9 'Asc Charts'.A3:'Asc Charts'.A9 Random.A1:Random.A1 'Asc Charts'.K3:'Asc Charts'.K9 'Asc Charts'.A3:'Asc Charts'.A9 Random.A1:Random.A1 'Asc Charts'.O3:'Asc Charts'.O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6.298in" svg:height="3.5449in" svg:x="6.5476in" svg:y="1.9976in">
            <draw:object draw:notify-on-update-of-ranges="'Asc Charts'.A3:'Asc Charts'.A9 'Asc Charts'.A1:'Asc Charts'.A1 'Asc Charts'.D3:'Asc Charts'.D9 'Asc Charts'.A3:'Asc Charts'.A9 'Asc Charts'.A1:'Asc Charts'.A1 'Asc Charts'.H3:'Asc Charts'.H9 'Asc Charts'.A3:'Asc Charts'.A9 'Asc Charts'.A1:'Asc Charts'.A1 'Asc Charts'.L3:'Asc Charts'.L9 'Asc Charts'.A3:'Asc Charts'.A9 'Asc Charts'.A1:'Asc Charts'.A1 'Asc Charts'.P3:'Asc Charts'.P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270" calcext:value-type="float">
            <text:p>270</text:p>
          </table:table-cell>
          <table:table-cell office:value-type="float" office:value="17.313" calcext:value-type="float">
            <text:p>17.313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53" calcext:value-type="float">
            <text:p>153</text:p>
          </table:table-cell>
          <table:table-cell office:value-type="float" office:value="12.437" calcext:value-type="float">
            <text:p>12.43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26" calcext:value-type="float">
            <text:p>126</text:p>
          </table:table-cell>
          <table:table-cell office:value-type="float" office:value="21.026" calcext:value-type="float">
            <text:p>21.02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.138" calcext:value-type="float">
            <text:p>10.1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208" calcext:value-type="float">
            <text:p>9208</text:p>
          </table:table-cell>
          <table:table-cell office:value-type="float" office:value="4354" calcext:value-type="float">
            <text:p>4354</text:p>
          </table:table-cell>
          <table:table-cell office:value-type="float" office:value="150.388" calcext:value-type="float">
            <text:p>150.388</text:p>
          </table:table-cell>
          <table:table-cell/>
          <table:table-cell office:value-type="float" office:value="3271" calcext:value-type="float">
            <text:p>3271</text:p>
          </table:table-cell>
          <table:table-cell office:value-type="float" office:value="2272" calcext:value-type="float">
            <text:p>2272</text:p>
          </table:table-cell>
          <table:table-cell office:value-type="float" office:value="126.35" calcext:value-type="float">
            <text:p>126.35</text:p>
          </table:table-cell>
          <table:table-cell/>
          <table:table-cell office:value-type="float" office:value="3925" calcext:value-type="float">
            <text:p>3925</text:p>
          </table:table-cell>
          <table:table-cell office:value-type="float" office:value="1986" calcext:value-type="float">
            <text:p>1986</text:p>
          </table:table-cell>
          <table:table-cell office:value-type="float" office:value="165.538" calcext:value-type="float">
            <text:p>165.538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98.026" calcext:value-type="float">
            <text:p>98.0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416" calcext:value-type="float">
            <text:p>20416</text:p>
          </table:table-cell>
          <table:table-cell office:value-type="float" office:value="9708" calcext:value-type="float">
            <text:p>9708</text:p>
          </table:table-cell>
          <table:table-cell office:value-type="float" office:value="3715.912" calcext:value-type="float">
            <text:p>3715.912</text:p>
          </table:table-cell>
          <table:table-cell/>
          <table:table-cell office:value-type="float" office:value="7043" calcext:value-type="float">
            <text:p>7043</text:p>
          </table:table-cell>
          <table:table-cell office:value-type="float" office:value="5044" calcext:value-type="float">
            <text:p>5044</text:p>
          </table:table-cell>
          <table:table-cell office:value-type="float" office:value="3202.435" calcext:value-type="float">
            <text:p>3202.435</text:p>
          </table:table-cell>
          <table:table-cell/>
          <table:table-cell office:value-type="float" office:value="8234" calcext:value-type="float">
            <text:p>8234</text:p>
          </table:table-cell>
          <table:table-cell office:value-type="float" office:value="4352" calcext:value-type="float">
            <text:p>4352</text:p>
          </table:table-cell>
          <table:table-cell office:value-type="float" office:value="4572.152" calcext:value-type="float">
            <text:p>4572.152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371.402" calcext:value-type="float">
            <text:p>371.4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4600" calcext:value-type="float">
            <text:p>44600</text:p>
          </table:table-cell>
          <table:table-cell office:value-type="float" office:value="21300" calcext:value-type="float">
            <text:p>21300</text:p>
          </table:table-cell>
          <table:table-cell office:value-type="float" office:value="720.74" calcext:value-type="float">
            <text:p>720.74</text:p>
          </table:table-cell>
          <table:table-cell/>
          <table:table-cell office:value-type="float" office:value="15087" calcext:value-type="float">
            <text:p>15087</text:p>
          </table:table-cell>
          <table:table-cell office:value-type="float" office:value="11088" calcext:value-type="float">
            <text:p>11088</text:p>
          </table:table-cell>
          <table:table-cell office:value-type="float" office:value="583.502" calcext:value-type="float">
            <text:p>583.502</text:p>
          </table:table-cell>
          <table:table-cell/>
          <table:table-cell office:value-type="float" office:value="18080" calcext:value-type="float">
            <text:p>18080</text:p>
          </table:table-cell>
          <table:table-cell office:value-type="float" office:value="9476" calcext:value-type="float">
            <text:p>9476</text:p>
          </table:table-cell>
          <table:table-cell office:value-type="float" office:value="3791.987" calcext:value-type="float">
            <text:p>3791.98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340.502" calcext:value-type="float">
            <text:p>340.50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6864" calcext:value-type="float">
            <text:p>126864</text:p>
          </table:table-cell>
          <table:table-cell office:value-type="float" office:value="60932" calcext:value-type="float">
            <text:p>60932</text:p>
          </table:table-cell>
          <table:table-cell office:value-type="float" office:value="1722.18" calcext:value-type="float">
            <text:p>1722.18</text:p>
          </table:table-cell>
          <table:table-cell/>
          <table:table-cell office:value-type="float" office:value="42003" calcext:value-type="float">
            <text:p>42003</text:p>
          </table:table-cell>
          <table:table-cell office:value-type="float" office:value="32004" calcext:value-type="float">
            <text:p>32004</text:p>
          </table:table-cell>
          <table:table-cell office:value-type="float" office:value="1373.254" calcext:value-type="float">
            <text:p>1373.254</text:p>
          </table:table-cell>
          <table:table-cell/>
          <table:table-cell office:value-type="float" office:value="49609" calcext:value-type="float">
            <text:p>49609</text:p>
          </table:table-cell>
          <table:table-cell office:value-type="float" office:value="26562" calcext:value-type="float">
            <text:p>26562</text:p>
          </table:table-cell>
          <table:table-cell office:value-type="float" office:value="1664.706" calcext:value-type="float">
            <text:p>1664.706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0" calcext:value-type="float">
            <text:p>0</text:p>
          </table:table-cell>
          <table:table-cell office:value-type="float" office:value="918.103" calcext:value-type="float">
            <text:p>918.10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73912" calcext:value-type="float">
            <text:p>273912</text:p>
          </table:table-cell>
          <table:table-cell office:value-type="float" office:value="131956" calcext:value-type="float">
            <text:p>131956</text:p>
          </table:table-cell>
          <table:table-cell office:value-type="float" office:value="4179.176" calcext:value-type="float">
            <text:p>4179.176</text:p>
          </table:table-cell>
          <table:table-cell/>
          <table:table-cell office:value-type="float" office:value="89007" calcext:value-type="float">
            <text:p>89007</text:p>
          </table:table-cell>
          <table:table-cell office:value-type="float" office:value="69008" calcext:value-type="float">
            <text:p>69008</text:p>
          </table:table-cell>
          <table:table-cell office:value-type="float" office:value="2925.521" calcext:value-type="float">
            <text:p>2925.521</text:p>
          </table:table-cell>
          <table:table-cell/>
          <table:table-cell office:value-type="float" office:value="102282" calcext:value-type="float">
            <text:p>102282</text:p>
          </table:table-cell>
          <table:table-cell office:value-type="float" office:value="56989" calcext:value-type="float">
            <text:p>56989</text:p>
          </table:table-cell>
          <table:table-cell office:value-type="float" office:value="3266.447" calcext:value-type="float">
            <text:p>3266.447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float" office:value="0" calcext:value-type="float">
            <text:p>0</text:p>
          </table:table-cell>
          <table:table-cell office:value-type="float" office:value="1307.154" calcext:value-type="float">
            <text:p>1307.15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85756" calcext:value-type="float">
            <text:p>585756</text:p>
          </table:table-cell>
          <table:table-cell office:value-type="float" office:value="282878" calcext:value-type="float">
            <text:p>282878</text:p>
          </table:table-cell>
          <table:table-cell office:value-type="float" office:value="15608.75" calcext:value-type="float">
            <text:p>15608.75</text:p>
          </table:table-cell>
          <table:table-cell/>
          <table:table-cell office:value-type="float" office:value="188015" calcext:value-type="float">
            <text:p>188015</text:p>
          </table:table-cell>
          <table:table-cell office:value-type="float" office:value="148016" calcext:value-type="float">
            <text:p>148016</text:p>
          </table:table-cell>
          <table:table-cell office:value-type="float" office:value="7524.511" calcext:value-type="float">
            <text:p>7524.511</text:p>
          </table:table-cell>
          <table:table-cell/>
          <table:table-cell office:value-type="float" office:value="222779" calcext:value-type="float">
            <text:p>222779</text:p>
          </table:table-cell>
          <table:table-cell office:value-type="float" office:value="123652" calcext:value-type="float">
            <text:p>123652</text:p>
          </table:table-cell>
          <table:table-cell office:value-type="float" office:value="16035.239" calcext:value-type="float">
            <text:p>16035.239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0" calcext:value-type="float">
            <text:p>0</text:p>
          </table:table-cell>
          <table:table-cell office:value-type="float" office:value="2719.884" calcext:value-type="float">
            <text:p>2719.884</text:p>
          </table:table-cell>
        </table:table-row>
      </table:table>
      <table:table table:name="Asc Data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270" calcext:value-type="float">
            <text:p>270</text:p>
          </table:table-cell>
          <table:table-cell office:value-type="float" office:value="17.313" calcext:value-type="float">
            <text:p>17.313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53" calcext:value-type="float">
            <text:p>153</text:p>
          </table:table-cell>
          <table:table-cell office:value-type="float" office:value="12.437" calcext:value-type="float">
            <text:p>12.43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26" calcext:value-type="float">
            <text:p>126</text:p>
          </table:table-cell>
          <table:table-cell office:value-type="float" office:value="21.026" calcext:value-type="float">
            <text:p>21.02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.138" calcext:value-type="float">
            <text:p>10.1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208" calcext:value-type="float">
            <text:p>9208</text:p>
          </table:table-cell>
          <table:table-cell office:value-type="float" office:value="4354" calcext:value-type="float">
            <text:p>4354</text:p>
          </table:table-cell>
          <table:table-cell office:value-type="float" office:value="150.388" calcext:value-type="float">
            <text:p>150.388</text:p>
          </table:table-cell>
          <table:table-cell/>
          <table:table-cell office:value-type="float" office:value="3271" calcext:value-type="float">
            <text:p>3271</text:p>
          </table:table-cell>
          <table:table-cell office:value-type="float" office:value="2272" calcext:value-type="float">
            <text:p>2272</text:p>
          </table:table-cell>
          <table:table-cell office:value-type="float" office:value="126.35" calcext:value-type="float">
            <text:p>126.35</text:p>
          </table:table-cell>
          <table:table-cell/>
          <table:table-cell office:value-type="float" office:value="3925" calcext:value-type="float">
            <text:p>3925</text:p>
          </table:table-cell>
          <table:table-cell office:value-type="float" office:value="1986" calcext:value-type="float">
            <text:p>1986</text:p>
          </table:table-cell>
          <table:table-cell office:value-type="float" office:value="165.538" calcext:value-type="float">
            <text:p>165.538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98.026" calcext:value-type="float">
            <text:p>98.0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416" calcext:value-type="float">
            <text:p>20416</text:p>
          </table:table-cell>
          <table:table-cell office:value-type="float" office:value="9708" calcext:value-type="float">
            <text:p>9708</text:p>
          </table:table-cell>
          <table:table-cell office:value-type="float" office:value="3715.912" calcext:value-type="float">
            <text:p>3715.912</text:p>
          </table:table-cell>
          <table:table-cell/>
          <table:table-cell office:value-type="float" office:value="7043" calcext:value-type="float">
            <text:p>7043</text:p>
          </table:table-cell>
          <table:table-cell office:value-type="float" office:value="5044" calcext:value-type="float">
            <text:p>5044</text:p>
          </table:table-cell>
          <table:table-cell office:value-type="float" office:value="3202.435" calcext:value-type="float">
            <text:p>3202.435</text:p>
          </table:table-cell>
          <table:table-cell/>
          <table:table-cell office:value-type="float" office:value="8234" calcext:value-type="float">
            <text:p>8234</text:p>
          </table:table-cell>
          <table:table-cell office:value-type="float" office:value="4352" calcext:value-type="float">
            <text:p>4352</text:p>
          </table:table-cell>
          <table:table-cell office:value-type="float" office:value="4572.152" calcext:value-type="float">
            <text:p>4572.152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371.402" calcext:value-type="float">
            <text:p>371.4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4600" calcext:value-type="float">
            <text:p>44600</text:p>
          </table:table-cell>
          <table:table-cell office:value-type="float" office:value="21300" calcext:value-type="float">
            <text:p>21300</text:p>
          </table:table-cell>
          <table:table-cell office:value-type="float" office:value="720.74" calcext:value-type="float">
            <text:p>720.74</text:p>
          </table:table-cell>
          <table:table-cell/>
          <table:table-cell office:value-type="float" office:value="15087" calcext:value-type="float">
            <text:p>15087</text:p>
          </table:table-cell>
          <table:table-cell office:value-type="float" office:value="11088" calcext:value-type="float">
            <text:p>11088</text:p>
          </table:table-cell>
          <table:table-cell office:value-type="float" office:value="583.502" calcext:value-type="float">
            <text:p>583.502</text:p>
          </table:table-cell>
          <table:table-cell/>
          <table:table-cell office:value-type="float" office:value="18080" calcext:value-type="float">
            <text:p>18080</text:p>
          </table:table-cell>
          <table:table-cell office:value-type="float" office:value="9476" calcext:value-type="float">
            <text:p>9476</text:p>
          </table:table-cell>
          <table:table-cell office:value-type="float" office:value="3791.987" calcext:value-type="float">
            <text:p>3791.98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340.502" calcext:value-type="float">
            <text:p>340.50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6864" calcext:value-type="float">
            <text:p>126864</text:p>
          </table:table-cell>
          <table:table-cell office:value-type="float" office:value="60932" calcext:value-type="float">
            <text:p>60932</text:p>
          </table:table-cell>
          <table:table-cell office:value-type="float" office:value="1722.18" calcext:value-type="float">
            <text:p>1722.18</text:p>
          </table:table-cell>
          <table:table-cell/>
          <table:table-cell office:value-type="float" office:value="42003" calcext:value-type="float">
            <text:p>42003</text:p>
          </table:table-cell>
          <table:table-cell office:value-type="float" office:value="32004" calcext:value-type="float">
            <text:p>32004</text:p>
          </table:table-cell>
          <table:table-cell office:value-type="float" office:value="1373.254" calcext:value-type="float">
            <text:p>1373.254</text:p>
          </table:table-cell>
          <table:table-cell/>
          <table:table-cell office:value-type="float" office:value="49609" calcext:value-type="float">
            <text:p>49609</text:p>
          </table:table-cell>
          <table:table-cell office:value-type="float" office:value="26562" calcext:value-type="float">
            <text:p>26562</text:p>
          </table:table-cell>
          <table:table-cell office:value-type="float" office:value="1664.706" calcext:value-type="float">
            <text:p>1664.706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0" calcext:value-type="float">
            <text:p>0</text:p>
          </table:table-cell>
          <table:table-cell office:value-type="float" office:value="918.103" calcext:value-type="float">
            <text:p>918.10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73912" calcext:value-type="float">
            <text:p>273912</text:p>
          </table:table-cell>
          <table:table-cell office:value-type="float" office:value="131956" calcext:value-type="float">
            <text:p>131956</text:p>
          </table:table-cell>
          <table:table-cell office:value-type="float" office:value="4179.176" calcext:value-type="float">
            <text:p>4179.176</text:p>
          </table:table-cell>
          <table:table-cell/>
          <table:table-cell office:value-type="float" office:value="89007" calcext:value-type="float">
            <text:p>89007</text:p>
          </table:table-cell>
          <table:table-cell office:value-type="float" office:value="69008" calcext:value-type="float">
            <text:p>69008</text:p>
          </table:table-cell>
          <table:table-cell office:value-type="float" office:value="2925.521" calcext:value-type="float">
            <text:p>2925.521</text:p>
          </table:table-cell>
          <table:table-cell/>
          <table:table-cell office:value-type="float" office:value="102282" calcext:value-type="float">
            <text:p>102282</text:p>
          </table:table-cell>
          <table:table-cell office:value-type="float" office:value="56989" calcext:value-type="float">
            <text:p>56989</text:p>
          </table:table-cell>
          <table:table-cell office:value-type="float" office:value="3266.447" calcext:value-type="float">
            <text:p>3266.447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float" office:value="0" calcext:value-type="float">
            <text:p>0</text:p>
          </table:table-cell>
          <table:table-cell office:value-type="float" office:value="1307.154" calcext:value-type="float">
            <text:p>1307.15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85756" calcext:value-type="float">
            <text:p>585756</text:p>
          </table:table-cell>
          <table:table-cell office:value-type="float" office:value="282878" calcext:value-type="float">
            <text:p>282878</text:p>
          </table:table-cell>
          <table:table-cell office:value-type="float" office:value="15608.75" calcext:value-type="float">
            <text:p>15608.75</text:p>
          </table:table-cell>
          <table:table-cell/>
          <table:table-cell office:value-type="float" office:value="188015" calcext:value-type="float">
            <text:p>188015</text:p>
          </table:table-cell>
          <table:table-cell office:value-type="float" office:value="148016" calcext:value-type="float">
            <text:p>148016</text:p>
          </table:table-cell>
          <table:table-cell office:value-type="float" office:value="7524.511" calcext:value-type="float">
            <text:p>7524.511</text:p>
          </table:table-cell>
          <table:table-cell/>
          <table:table-cell office:value-type="float" office:value="222779" calcext:value-type="float">
            <text:p>222779</text:p>
          </table:table-cell>
          <table:table-cell office:value-type="float" office:value="123652" calcext:value-type="float">
            <text:p>123652</text:p>
          </table:table-cell>
          <table:table-cell office:value-type="float" office:value="16035.239" calcext:value-type="float">
            <text:p>16035.239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0" calcext:value-type="float">
            <text:p>0</text:p>
          </table:table-cell>
          <table:table-cell office:value-type="float" office:value="2719.884" calcext:value-type="float">
            <text:p>2719.884</text:p>
          </table:table-cell>
        </table:table-row>
      </table:table>
      <table:table table:name="Rev Charts" table:style-name="ta1">
        <table:shapes>
          <draw:frame draw:z-index="0" draw:style-name="gr1" draw:text-style-name="P1" svg:width="6.2988in" svg:height="3.5429in" svg:x="0.0394in" svg:y="1.6398in">
            <draw:object draw:notify-on-update-of-ranges="'Rev Charts'.A3:'Rev Charts'.A9 'Rev Charts'.B3:'Rev Charts'.B9 'Rev Charts'.A3:'Rev Charts'.A9 'Rev Charts'.F3:'Rev Charts'.F9 'Rev Charts'.A3:'Rev Charts'.A9 'Rev Charts'.J3:'Rev Charts'.J9 'Rev Charts'.A3:'Rev Charts'.A9 'Rev Charts'.N3:'Rev Charts'.N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298in" svg:height="3.5449in" svg:x="1.0732in" svg:y="2.0496in">
            <draw:object draw:notify-on-update-of-ranges="'Rev Charts'.A3:'Rev Charts'.A9 'Rev Charts'.C3:'Rev Charts'.C9 'Rev Charts'.A3:'Rev Charts'.A9 'Rev Charts'.G3:'Rev Charts'.G9 'Rev Charts'.A3:'Rev Charts'.A9 'Rev Charts'.K3:'Rev Charts'.K9 'Rev Charts'.A3:'Rev Charts'.A9 'Rev Charts'.O3:'Rev Charts'.O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6.298in" svg:height="3.5449in" svg:x="6.5476in" svg:y="1.9976in">
            <draw:object draw:notify-on-update-of-ranges="'Rev Charts'.A3:'Rev Charts'.A9 'Rev Charts'.D3:'Rev Charts'.D9 'Rev Charts'.A3:'Rev Charts'.A9 'Rev Charts'.H3:'Rev Charts'.H9 'Rev Charts'.A3:'Rev Charts'.A9 'Rev Charts'.L3:'Rev Charts'.L9 'Rev Charts'.A3:'Rev Charts'.A9 'Rev Charts'.P3:'Rev Charts'.P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4" calcext:value-type="float">
            <text:p>464</text:p>
          </table:table-cell>
          <table:table-cell office:value-type="float" office:value="207" calcext:value-type="float">
            <text:p>207</text:p>
          </table:table-cell>
          <table:table-cell office:value-type="float" office:value="16.825" calcext:value-type="float">
            <text:p>16.825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33" calcext:value-type="float">
            <text:p>133</text:p>
          </table:table-cell>
          <table:table-cell office:value-type="float" office:value="12.725" calcext:value-type="float">
            <text:p>12.725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133" calcext:value-type="float">
            <text:p>133</text:p>
          </table:table-cell>
          <table:table-cell office:value-type="float" office:value="20.412" calcext:value-type="float">
            <text:p>20.412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133" calcext:value-type="float">
            <text:p>133</text:p>
          </table:table-cell>
          <table:table-cell office:value-type="float" office:value="110.05" calcext:value-type="float">
            <text:p>110.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852" calcext:value-type="float">
            <text:p>7852</text:p>
          </table:table-cell>
          <table:table-cell office:value-type="float" office:value="3676" calcext:value-type="float">
            <text:p>3676</text:p>
          </table:table-cell>
          <table:table-cell office:value-type="float" office:value="145.875" calcext:value-type="float">
            <text:p>145.875</text:p>
          </table:table-cell>
          <table:table-cell/>
          <table:table-cell office:value-type="float" office:value="3215" calcext:value-type="float">
            <text:p>3215</text:p>
          </table:table-cell>
          <table:table-cell office:value-type="float" office:value="2216" calcext:value-type="float">
            <text:p>2216</text:p>
          </table:table-cell>
          <table:table-cell office:value-type="float" office:value="119.013" calcext:value-type="float">
            <text:p>119.013</text:p>
          </table:table-cell>
          <table:table-cell/>
          <table:table-cell office:value-type="float" office:value="3927" calcext:value-type="float">
            <text:p>3927</text:p>
          </table:table-cell>
          <table:table-cell office:value-type="float" office:value="2021" calcext:value-type="float">
            <text:p>2021</text:p>
          </table:table-cell>
          <table:table-cell office:value-type="float" office:value="163.226" calcext:value-type="float">
            <text:p>163.226</text:p>
          </table:table-cell>
          <table:table-cell/>
          <table:table-cell office:value-type="float" office:value="10426" calcext:value-type="float">
            <text:p>10426</text:p>
          </table:table-cell>
          <table:table-cell office:value-type="float" office:value="2216" calcext:value-type="float">
            <text:p>2216</text:p>
          </table:table-cell>
          <table:table-cell office:value-type="float" office:value="1519.117" calcext:value-type="float">
            <text:p>1519.1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632" calcext:value-type="float">
            <text:p>17632</text:p>
          </table:table-cell>
          <table:table-cell office:value-type="float" office:value="8316" calcext:value-type="float">
            <text:p>8316</text:p>
          </table:table-cell>
          <table:table-cell office:value-type="float" office:value="3800.611" calcext:value-type="float">
            <text:p>3800.611</text:p>
          </table:table-cell>
          <table:table-cell/>
          <table:table-cell office:value-type="float" office:value="6931" calcext:value-type="float">
            <text:p>6931</text:p>
          </table:table-cell>
          <table:table-cell office:value-type="float" office:value="4932" calcext:value-type="float">
            <text:p>4932</text:p>
          </table:table-cell>
          <table:table-cell office:value-type="float" office:value="3167.672" calcext:value-type="float">
            <text:p>3167.672</text:p>
          </table:table-cell>
          <table:table-cell/>
          <table:table-cell office:value-type="float" office:value="8355" calcext:value-type="float">
            <text:p>8355</text:p>
          </table:table-cell>
          <table:table-cell office:value-type="float" office:value="4436" calcext:value-type="float">
            <text:p>4436</text:p>
          </table:table-cell>
          <table:table-cell office:value-type="float" office:value="4730.214" calcext:value-type="float">
            <text:p>4730.214</text:p>
          </table:table-cell>
          <table:table-cell/>
          <table:table-cell office:value-type="float" office:value="22857" calcext:value-type="float">
            <text:p>22857</text:p>
          </table:table-cell>
          <table:table-cell office:value-type="float" office:value="4932" calcext:value-type="float">
            <text:p>4932</text:p>
          </table:table-cell>
          <table:table-cell office:value-type="float" office:value="4917.739" calcext:value-type="float">
            <text:p>4917.7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416" calcext:value-type="float">
            <text:p>39416</text:p>
          </table:table-cell>
          <table:table-cell office:value-type="float" office:value="18708" calcext:value-type="float">
            <text:p>18708</text:p>
          </table:table-cell>
          <table:table-cell office:value-type="float" office:value="705.314" calcext:value-type="float">
            <text:p>705.314</text:p>
          </table:table-cell>
          <table:table-cell/>
          <table:table-cell office:value-type="float" office:value="14863" calcext:value-type="float">
            <text:p>14863</text:p>
          </table:table-cell>
          <table:table-cell office:value-type="float" office:value="10864" calcext:value-type="float">
            <text:p>10864</text:p>
          </table:table-cell>
          <table:table-cell office:value-type="float" office:value="577.451" calcext:value-type="float">
            <text:p>577.451</text:p>
          </table:table-cell>
          <table:table-cell/>
          <table:table-cell office:value-type="float" office:value="18460" calcext:value-type="float">
            <text:p>18460</text:p>
          </table:table-cell>
          <table:table-cell office:value-type="float" office:value="9848" calcext:value-type="float">
            <text:p>9848</text:p>
          </table:table-cell>
          <table:table-cell office:value-type="float" office:value="4018.487" calcext:value-type="float">
            <text:p>4018.487</text:p>
          </table:table-cell>
          <table:table-cell/>
          <table:table-cell office:value-type="float" office:value="49720" calcext:value-type="float">
            <text:p>49720</text:p>
          </table:table-cell>
          <table:table-cell office:value-type="float" office:value="10864" calcext:value-type="float">
            <text:p>10864</text:p>
          </table:table-cell>
          <table:table-cell office:value-type="float" office:value="13748.49" calcext:value-type="float">
            <text:p>13748.4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1872" calcext:value-type="float">
            <text:p>111872</text:p>
          </table:table-cell>
          <table:table-cell office:value-type="float" office:value="53436" calcext:value-type="float">
            <text:p>53436</text:p>
          </table:table-cell>
          <table:table-cell office:value-type="float" office:value="1713.692" calcext:value-type="float">
            <text:p>1713.692</text:p>
          </table:table-cell>
          <table:table-cell/>
          <table:table-cell office:value-type="float" office:value="39803" calcext:value-type="float">
            <text:p>39803</text:p>
          </table:table-cell>
          <table:table-cell office:value-type="float" office:value="29804" calcext:value-type="float">
            <text:p>29804</text:p>
          </table:table-cell>
          <table:table-cell office:value-type="float" office:value="1470.617" calcext:value-type="float">
            <text:p>1470.617</text:p>
          </table:table-cell>
          <table:table-cell/>
          <table:table-cell office:value-type="float" office:value="50315" calcext:value-type="float">
            <text:p>50315</text:p>
          </table:table-cell>
          <table:table-cell office:value-type="float" office:value="27345" calcext:value-type="float">
            <text:p>27345</text:p>
          </table:table-cell>
          <table:table-cell office:value-type="float" office:value="1650.18" calcext:value-type="float">
            <text:p>1650.18</text:p>
          </table:table-cell>
          <table:table-cell/>
          <table:table-cell office:value-type="float" office:value="139606" calcext:value-type="float">
            <text:p>139606</text:p>
          </table:table-cell>
          <table:table-cell office:value-type="float" office:value="29804" calcext:value-type="float">
            <text:p>29804</text:p>
          </table:table-cell>
          <table:table-cell office:value-type="float" office:value="18198.328" calcext:value-type="float">
            <text:p>18198.32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43392" calcext:value-type="float">
            <text:p>243392</text:p>
          </table:table-cell>
          <table:table-cell office:value-type="float" office:value="116696" calcext:value-type="float">
            <text:p>116696</text:p>
          </table:table-cell>
          <table:table-cell office:value-type="float" office:value="3900.961" calcext:value-type="float">
            <text:p>3900.961</text:p>
          </table:table-cell>
          <table:table-cell/>
          <table:table-cell office:value-type="float" office:value="84607" calcext:value-type="float">
            <text:p>84607</text:p>
          </table:table-cell>
          <table:table-cell office:value-type="float" office:value="64608" calcext:value-type="float">
            <text:p>64608</text:p>
          </table:table-cell>
          <table:table-cell office:value-type="float" office:value="2936.033" calcext:value-type="float">
            <text:p>2936.033</text:p>
          </table:table-cell>
          <table:table-cell/>
          <table:table-cell office:value-type="float" office:value="104991" calcext:value-type="float">
            <text:p>104991</text:p>
          </table:table-cell>
          <table:table-cell office:value-type="float" office:value="58383" calcext:value-type="float">
            <text:p>58383</text:p>
          </table:table-cell>
          <table:table-cell office:value-type="float" office:value="3359.547" calcext:value-type="float">
            <text:p>3359.547</text:p>
          </table:table-cell>
          <table:table-cell/>
          <table:table-cell office:value-type="float" office:value="299213" calcext:value-type="float">
            <text:p>299213</text:p>
          </table:table-cell>
          <table:table-cell office:value-type="float" office:value="64608" calcext:value-type="float">
            <text:p>64608</text:p>
          </table:table-cell>
          <table:table-cell office:value-type="float" office:value="40027.645" calcext:value-type="float">
            <text:p>40027.64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28668" calcext:value-type="float">
            <text:p>528668</text:p>
          </table:table-cell>
          <table:table-cell office:value-type="float" office:value="254334" calcext:value-type="float">
            <text:p>254334</text:p>
          </table:table-cell>
          <table:table-cell office:value-type="float" office:value="7315.659" calcext:value-type="float">
            <text:p>7315.659</text:p>
          </table:table-cell>
          <table:table-cell/>
          <table:table-cell office:value-type="float" office:value="179215" calcext:value-type="float">
            <text:p>179215</text:p>
          </table:table-cell>
          <table:table-cell office:value-type="float" office:value="139216" calcext:value-type="float">
            <text:p>139216</text:p>
          </table:table-cell>
          <table:table-cell office:value-type="float" office:value="13057.489" calcext:value-type="float">
            <text:p>13057.489</text:p>
          </table:table-cell>
          <table:table-cell/>
          <table:table-cell office:value-type="float" office:value="224097" calcext:value-type="float">
            <text:p>224097</text:p>
          </table:table-cell>
          <table:table-cell office:value-type="float" office:value="125951" calcext:value-type="float">
            <text:p>125951</text:p>
          </table:table-cell>
          <table:table-cell office:value-type="float" office:value="7282.896" calcext:value-type="float">
            <text:p>7282.896</text:p>
          </table:table-cell>
          <table:table-cell/>
          <table:table-cell office:value-type="float" office:value="638428" calcext:value-type="float">
            <text:p>638428</text:p>
          </table:table-cell>
          <table:table-cell office:value-type="float" office:value="139216" calcext:value-type="float">
            <text:p>139216</text:p>
          </table:table-cell>
          <table:table-cell office:value-type="float" office:value="109791.008" calcext:value-type="float">
            <text:p>109791.008</text:p>
          </table:table-cell>
        </table:table-row>
      </table:table>
      <table:table table:name="Reverse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4" calcext:value-type="float">
            <text:p>464</text:p>
          </table:table-cell>
          <table:table-cell office:value-type="float" office:value="207" calcext:value-type="float">
            <text:p>207</text:p>
          </table:table-cell>
          <table:table-cell office:value-type="float" office:value="16.825" calcext:value-type="float">
            <text:p>16.825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33" calcext:value-type="float">
            <text:p>133</text:p>
          </table:table-cell>
          <table:table-cell office:value-type="float" office:value="12.725" calcext:value-type="float">
            <text:p>12.725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133" calcext:value-type="float">
            <text:p>133</text:p>
          </table:table-cell>
          <table:table-cell office:value-type="float" office:value="20.412" calcext:value-type="float">
            <text:p>20.412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133" calcext:value-type="float">
            <text:p>133</text:p>
          </table:table-cell>
          <table:table-cell office:value-type="float" office:value="110.05" calcext:value-type="float">
            <text:p>110.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852" calcext:value-type="float">
            <text:p>7852</text:p>
          </table:table-cell>
          <table:table-cell office:value-type="float" office:value="3676" calcext:value-type="float">
            <text:p>3676</text:p>
          </table:table-cell>
          <table:table-cell office:value-type="float" office:value="145.875" calcext:value-type="float">
            <text:p>145.875</text:p>
          </table:table-cell>
          <table:table-cell/>
          <table:table-cell office:value-type="float" office:value="3215" calcext:value-type="float">
            <text:p>3215</text:p>
          </table:table-cell>
          <table:table-cell office:value-type="float" office:value="2216" calcext:value-type="float">
            <text:p>2216</text:p>
          </table:table-cell>
          <table:table-cell office:value-type="float" office:value="119.013" calcext:value-type="float">
            <text:p>119.013</text:p>
          </table:table-cell>
          <table:table-cell/>
          <table:table-cell office:value-type="float" office:value="3927" calcext:value-type="float">
            <text:p>3927</text:p>
          </table:table-cell>
          <table:table-cell office:value-type="float" office:value="2021" calcext:value-type="float">
            <text:p>2021</text:p>
          </table:table-cell>
          <table:table-cell office:value-type="float" office:value="163.226" calcext:value-type="float">
            <text:p>163.226</text:p>
          </table:table-cell>
          <table:table-cell/>
          <table:table-cell office:value-type="float" office:value="10426" calcext:value-type="float">
            <text:p>10426</text:p>
          </table:table-cell>
          <table:table-cell office:value-type="float" office:value="2216" calcext:value-type="float">
            <text:p>2216</text:p>
          </table:table-cell>
          <table:table-cell office:value-type="float" office:value="1519.117" calcext:value-type="float">
            <text:p>1519.1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632" calcext:value-type="float">
            <text:p>17632</text:p>
          </table:table-cell>
          <table:table-cell office:value-type="float" office:value="8316" calcext:value-type="float">
            <text:p>8316</text:p>
          </table:table-cell>
          <table:table-cell office:value-type="float" office:value="3800.611" calcext:value-type="float">
            <text:p>3800.611</text:p>
          </table:table-cell>
          <table:table-cell/>
          <table:table-cell office:value-type="float" office:value="6931" calcext:value-type="float">
            <text:p>6931</text:p>
          </table:table-cell>
          <table:table-cell office:value-type="float" office:value="4932" calcext:value-type="float">
            <text:p>4932</text:p>
          </table:table-cell>
          <table:table-cell office:value-type="float" office:value="3167.672" calcext:value-type="float">
            <text:p>3167.672</text:p>
          </table:table-cell>
          <table:table-cell/>
          <table:table-cell office:value-type="float" office:value="8355" calcext:value-type="float">
            <text:p>8355</text:p>
          </table:table-cell>
          <table:table-cell office:value-type="float" office:value="4436" calcext:value-type="float">
            <text:p>4436</text:p>
          </table:table-cell>
          <table:table-cell office:value-type="float" office:value="4730.214" calcext:value-type="float">
            <text:p>4730.214</text:p>
          </table:table-cell>
          <table:table-cell/>
          <table:table-cell office:value-type="float" office:value="22857" calcext:value-type="float">
            <text:p>22857</text:p>
          </table:table-cell>
          <table:table-cell office:value-type="float" office:value="4932" calcext:value-type="float">
            <text:p>4932</text:p>
          </table:table-cell>
          <table:table-cell office:value-type="float" office:value="4917.739" calcext:value-type="float">
            <text:p>4917.7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416" calcext:value-type="float">
            <text:p>39416</text:p>
          </table:table-cell>
          <table:table-cell office:value-type="float" office:value="18708" calcext:value-type="float">
            <text:p>18708</text:p>
          </table:table-cell>
          <table:table-cell office:value-type="float" office:value="705.314" calcext:value-type="float">
            <text:p>705.314</text:p>
          </table:table-cell>
          <table:table-cell/>
          <table:table-cell office:value-type="float" office:value="14863" calcext:value-type="float">
            <text:p>14863</text:p>
          </table:table-cell>
          <table:table-cell office:value-type="float" office:value="10864" calcext:value-type="float">
            <text:p>10864</text:p>
          </table:table-cell>
          <table:table-cell office:value-type="float" office:value="577.451" calcext:value-type="float">
            <text:p>577.451</text:p>
          </table:table-cell>
          <table:table-cell/>
          <table:table-cell office:value-type="float" office:value="18460" calcext:value-type="float">
            <text:p>18460</text:p>
          </table:table-cell>
          <table:table-cell office:value-type="float" office:value="9848" calcext:value-type="float">
            <text:p>9848</text:p>
          </table:table-cell>
          <table:table-cell office:value-type="float" office:value="4018.487" calcext:value-type="float">
            <text:p>4018.487</text:p>
          </table:table-cell>
          <table:table-cell/>
          <table:table-cell office:value-type="float" office:value="49720" calcext:value-type="float">
            <text:p>49720</text:p>
          </table:table-cell>
          <table:table-cell office:value-type="float" office:value="10864" calcext:value-type="float">
            <text:p>10864</text:p>
          </table:table-cell>
          <table:table-cell office:value-type="float" office:value="13748.49" calcext:value-type="float">
            <text:p>13748.4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1872" calcext:value-type="float">
            <text:p>111872</text:p>
          </table:table-cell>
          <table:table-cell office:value-type="float" office:value="53436" calcext:value-type="float">
            <text:p>53436</text:p>
          </table:table-cell>
          <table:table-cell office:value-type="float" office:value="1713.692" calcext:value-type="float">
            <text:p>1713.692</text:p>
          </table:table-cell>
          <table:table-cell/>
          <table:table-cell office:value-type="float" office:value="39803" calcext:value-type="float">
            <text:p>39803</text:p>
          </table:table-cell>
          <table:table-cell office:value-type="float" office:value="29804" calcext:value-type="float">
            <text:p>29804</text:p>
          </table:table-cell>
          <table:table-cell office:value-type="float" office:value="1470.617" calcext:value-type="float">
            <text:p>1470.617</text:p>
          </table:table-cell>
          <table:table-cell/>
          <table:table-cell office:value-type="float" office:value="50315" calcext:value-type="float">
            <text:p>50315</text:p>
          </table:table-cell>
          <table:table-cell office:value-type="float" office:value="27345" calcext:value-type="float">
            <text:p>27345</text:p>
          </table:table-cell>
          <table:table-cell office:value-type="float" office:value="1650.18" calcext:value-type="float">
            <text:p>1650.18</text:p>
          </table:table-cell>
          <table:table-cell/>
          <table:table-cell office:value-type="float" office:value="139606" calcext:value-type="float">
            <text:p>139606</text:p>
          </table:table-cell>
          <table:table-cell office:value-type="float" office:value="29804" calcext:value-type="float">
            <text:p>29804</text:p>
          </table:table-cell>
          <table:table-cell office:value-type="float" office:value="18198.328" calcext:value-type="float">
            <text:p>18198.32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43392" calcext:value-type="float">
            <text:p>243392</text:p>
          </table:table-cell>
          <table:table-cell office:value-type="float" office:value="116696" calcext:value-type="float">
            <text:p>116696</text:p>
          </table:table-cell>
          <table:table-cell office:value-type="float" office:value="3900.961" calcext:value-type="float">
            <text:p>3900.961</text:p>
          </table:table-cell>
          <table:table-cell/>
          <table:table-cell office:value-type="float" office:value="84607" calcext:value-type="float">
            <text:p>84607</text:p>
          </table:table-cell>
          <table:table-cell office:value-type="float" office:value="64608" calcext:value-type="float">
            <text:p>64608</text:p>
          </table:table-cell>
          <table:table-cell office:value-type="float" office:value="2936.033" calcext:value-type="float">
            <text:p>2936.033</text:p>
          </table:table-cell>
          <table:table-cell/>
          <table:table-cell office:value-type="float" office:value="104991" calcext:value-type="float">
            <text:p>104991</text:p>
          </table:table-cell>
          <table:table-cell office:value-type="float" office:value="58383" calcext:value-type="float">
            <text:p>58383</text:p>
          </table:table-cell>
          <table:table-cell office:value-type="float" office:value="3359.547" calcext:value-type="float">
            <text:p>3359.547</text:p>
          </table:table-cell>
          <table:table-cell/>
          <table:table-cell office:value-type="float" office:value="299213" calcext:value-type="float">
            <text:p>299213</text:p>
          </table:table-cell>
          <table:table-cell office:value-type="float" office:value="64608" calcext:value-type="float">
            <text:p>64608</text:p>
          </table:table-cell>
          <table:table-cell office:value-type="float" office:value="40027.645" calcext:value-type="float">
            <text:p>40027.64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28668" calcext:value-type="float">
            <text:p>528668</text:p>
          </table:table-cell>
          <table:table-cell office:value-type="float" office:value="254334" calcext:value-type="float">
            <text:p>254334</text:p>
          </table:table-cell>
          <table:table-cell office:value-type="float" office:value="7315.659" calcext:value-type="float">
            <text:p>7315.659</text:p>
          </table:table-cell>
          <table:table-cell/>
          <table:table-cell office:value-type="float" office:value="179215" calcext:value-type="float">
            <text:p>179215</text:p>
          </table:table-cell>
          <table:table-cell office:value-type="float" office:value="139216" calcext:value-type="float">
            <text:p>139216</text:p>
          </table:table-cell>
          <table:table-cell office:value-type="float" office:value="13057.489" calcext:value-type="float">
            <text:p>13057.489</text:p>
          </table:table-cell>
          <table:table-cell/>
          <table:table-cell office:value-type="float" office:value="224097" calcext:value-type="float">
            <text:p>224097</text:p>
          </table:table-cell>
          <table:table-cell office:value-type="float" office:value="125951" calcext:value-type="float">
            <text:p>125951</text:p>
          </table:table-cell>
          <table:table-cell office:value-type="float" office:value="7282.896" calcext:value-type="float">
            <text:p>7282.896</text:p>
          </table:table-cell>
          <table:table-cell/>
          <table:table-cell office:value-type="float" office:value="638428" calcext:value-type="float">
            <text:p>638428</text:p>
          </table:table-cell>
          <table:table-cell office:value-type="float" office:value="139216" calcext:value-type="float">
            <text:p>139216</text:p>
          </table:table-cell>
          <table:table-cell office:value-type="float" office:value="109791.008" calcext:value-type="float">
            <text:p>109791.008</text:p>
          </table:table-cell>
        </table:table-row>
      </table:table>
      <table:table table:name="Dup Charts" table:style-name="ta1">
        <table:shapes>
          <draw:frame draw:z-index="0" draw:style-name="gr1" draw:text-style-name="P1" svg:width="6.2988in" svg:height="3.5429in" svg:x="0.0394in" svg:y="1.6398in">
            <draw:object draw:notify-on-update-of-ranges="'Dup Charts'.A3:'Dup Charts'.A9 'Dup Charts'.B3:'Dup Charts'.B9 'Dup Charts'.A3:'Dup Charts'.A9 'Dup Charts'.F3:'Dup Charts'.F9 'Dup Charts'.A3:'Dup Charts'.A9 'Dup Charts'.J3:'Dup Charts'.J9 'Dup Charts'.A3:'Dup Charts'.A9 'Dup Charts'.N3:'Dup Charts'.N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6.298in" svg:height="3.5449in" svg:x="1.0732in" svg:y="2.0496in">
            <draw:object draw:notify-on-update-of-ranges="'Dup Charts'.A3:'Dup Charts'.A9 'Dup Charts'.C3:'Dup Charts'.C9 'Dup Charts'.A3:'Dup Charts'.A9 'Dup Charts'.G3:'Dup Charts'.G9 'Dup Charts'.A3:'Dup Charts'.A9 'Dup Charts'.K3:'Dup Charts'.K9 'Dup Charts'.A3:'Dup Charts'.A9 'Dup Charts'.O3:'Dup Charts'.O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6.298in" svg:height="3.5449in" svg:x="6.5476in" svg:y="1.9976in">
            <draw:object draw:notify-on-update-of-ranges="'Dup Charts'.A3:'Dup Charts'.A9 'Dup Charts'.D3:'Dup Charts'.D9 'Dup Charts'.A3:'Dup Charts'.A9 'Dup Charts'.H3:'Dup Charts'.H9 'Dup Charts'.A3:'Dup Charts'.A9 'Dup Charts'.L3:'Dup Charts'.L9 'Dup Charts'.A3:'Dup Charts'.A9 'Dup Charts'.P3:'Dup Charts'.P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564" calcext:value-type="float">
            <text:p>8564</text:p>
          </table:table-cell>
          <table:table-cell office:value-type="float" office:value="4032" calcext:value-type="float">
            <text:p>4032</text:p>
          </table:table-cell>
          <table:table-cell office:value-type="float" office:value="150.626" calcext:value-type="float">
            <text:p>150.626</text:p>
          </table:table-cell>
          <table:table-cell/>
          <table:table-cell office:value-type="float" office:value="4841" calcext:value-type="float">
            <text:p>4841</text:p>
          </table:table-cell>
          <table:table-cell office:value-type="float" office:value="3842" calcext:value-type="float">
            <text:p>3842</text:p>
          </table:table-cell>
          <table:table-cell office:value-type="float" office:value="139.163" calcext:value-type="float">
            <text:p>139.163</text:p>
          </table:table-cell>
          <table:table-cell/>
          <table:table-cell office:value-type="float" office:value="5853" calcext:value-type="float">
            <text:p>5853</text:p>
          </table:table-cell>
          <table:table-cell office:value-type="float" office:value="2651" calcext:value-type="float">
            <text:p>2651</text:p>
          </table:table-cell>
          <table:table-cell office:value-type="float" office:value="279.301" calcext:value-type="float">
            <text:p>279.301</text:p>
          </table:table-cell>
          <table:table-cell/>
          <table:table-cell office:value-type="float" office:value="12197" calcext:value-type="float">
            <text:p>12197</text:p>
          </table:table-cell>
          <table:table-cell office:value-type="float" office:value="3608" calcext:value-type="float">
            <text:p>3608</text:p>
          </table:table-cell>
          <table:table-cell office:value-type="float" office:value="1569.704" calcext:value-type="float">
            <text:p>1569.7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162" calcext:value-type="float">
            <text:p>19162</text:p>
          </table:table-cell>
          <table:table-cell office:value-type="float" office:value="9081" calcext:value-type="float">
            <text:p>9081</text:p>
          </table:table-cell>
          <table:table-cell office:value-type="float" office:value="5064.574" calcext:value-type="float">
            <text:p>5064.574</text:p>
          </table:table-cell>
          <table:table-cell/>
          <table:table-cell office:value-type="float" office:value="10669" calcext:value-type="float">
            <text:p>10669</text:p>
          </table:table-cell>
          <table:table-cell office:value-type="float" office:value="8670" calcext:value-type="float">
            <text:p>8670</text:p>
          </table:table-cell>
          <table:table-cell office:value-type="float" office:value="3540.446" calcext:value-type="float">
            <text:p>3540.446</text:p>
          </table:table-cell>
          <table:table-cell/>
          <table:table-cell office:value-type="float" office:value="12805" calcext:value-type="float">
            <text:p>12805</text:p>
          </table:table-cell>
          <table:table-cell office:value-type="float" office:value="5865" calcext:value-type="float">
            <text:p>5865</text:p>
          </table:table-cell>
          <table:table-cell office:value-type="float" office:value="4683.061" calcext:value-type="float">
            <text:p>4683.061</text:p>
          </table:table-cell>
          <table:table-cell/>
          <table:table-cell office:value-type="float" office:value="27402" calcext:value-type="float">
            <text:p>27402</text:p>
          </table:table-cell>
          <table:table-cell office:value-type="float" office:value="8205" calcext:value-type="float">
            <text:p>8205</text:p>
          </table:table-cell>
          <table:table-cell office:value-type="float" office:value="4979.612" calcext:value-type="float">
            <text:p>4979.6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2342" calcext:value-type="float">
            <text:p>42342</text:p>
          </table:table-cell>
          <table:table-cell office:value-type="float" office:value="20171" calcext:value-type="float">
            <text:p>20171</text:p>
          </table:table-cell>
          <table:table-cell office:value-type="float" office:value="690.027" calcext:value-type="float">
            <text:p>690.027</text:p>
          </table:table-cell>
          <table:table-cell/>
          <table:table-cell office:value-type="float" office:value="23416" calcext:value-type="float">
            <text:p>23416</text:p>
          </table:table-cell>
          <table:table-cell office:value-type="float" office:value="19417" calcext:value-type="float">
            <text:p>19417</text:p>
          </table:table-cell>
          <table:table-cell office:value-type="float" office:value="693.526" calcext:value-type="float">
            <text:p>693.526</text:p>
          </table:table-cell>
          <table:table-cell/>
          <table:table-cell office:value-type="float" office:value="28546" calcext:value-type="float">
            <text:p>28546</text:p>
          </table:table-cell>
          <table:table-cell office:value-type="float" office:value="13085" calcext:value-type="float">
            <text:p>13085</text:p>
          </table:table-cell>
          <table:table-cell office:value-type="float" office:value="3708.909" calcext:value-type="float">
            <text:p>3708.909</text:p>
          </table:table-cell>
          <table:table-cell/>
          <table:table-cell office:value-type="float" office:value="60795" calcext:value-type="float">
            <text:p>60795</text:p>
          </table:table-cell>
          <table:table-cell office:value-type="float" office:value="18418" calcext:value-type="float">
            <text:p>18418</text:p>
          </table:table-cell>
          <table:table-cell office:value-type="float" office:value="4339.11" calcext:value-type="float">
            <text:p>4339.1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9316" calcext:value-type="float">
            <text:p>119316</text:p>
          </table:table-cell>
          <table:table-cell office:value-type="float" office:value="57158" calcext:value-type="float">
            <text:p>57158</text:p>
          </table:table-cell>
          <table:table-cell office:value-type="float" office:value="1725.028" calcext:value-type="float">
            <text:p>1725.028</text:p>
          </table:table-cell>
          <table:table-cell/>
          <table:table-cell office:value-type="float" office:value="65323" calcext:value-type="float">
            <text:p>65323</text:p>
          </table:table-cell>
          <table:table-cell office:value-type="float" office:value="55324" calcext:value-type="float">
            <text:p>55324</text:p>
          </table:table-cell>
          <table:table-cell office:value-type="float" office:value="1703.317" calcext:value-type="float">
            <text:p>1703.317</text:p>
          </table:table-cell>
          <table:table-cell/>
          <table:table-cell office:value-type="float" office:value="79903" calcext:value-type="float">
            <text:p>79903</text:p>
          </table:table-cell>
          <table:table-cell office:value-type="float" office:value="36914" calcext:value-type="float">
            <text:p>36914</text:p>
          </table:table-cell>
          <table:table-cell office:value-type="float" office:value="2243.792" calcext:value-type="float">
            <text:p>2243.792</text:p>
          </table:table-cell>
          <table:table-cell/>
          <table:table-cell office:value-type="float" office:value="178611" calcext:value-type="float">
            <text:p>178611</text:p>
          </table:table-cell>
          <table:table-cell office:value-type="float" office:value="54314" calcext:value-type="float">
            <text:p>54314</text:p>
          </table:table-cell>
          <table:table-cell office:value-type="float" office:value="10301.186" calcext:value-type="float">
            <text:p>10301.18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8170" calcext:value-type="float">
            <text:p>258170</text:p>
          </table:table-cell>
          <table:table-cell office:value-type="float" office:value="124085" calcext:value-type="float">
            <text:p>124085</text:p>
          </table:table-cell>
          <table:table-cell office:value-type="float" office:value="7052.867" calcext:value-type="float">
            <text:p>7052.867</text:p>
          </table:table-cell>
          <table:table-cell/>
          <table:table-cell office:value-type="float" office:value="140412" calcext:value-type="float">
            <text:p>140412</text:p>
          </table:table-cell>
          <table:table-cell office:value-type="float" office:value="120413" calcext:value-type="float">
            <text:p>120413</text:p>
          </table:table-cell>
          <table:table-cell office:value-type="float" office:value="3658.059" calcext:value-type="float">
            <text:p>3658.059</text:p>
          </table:table-cell>
          <table:table-cell/>
          <table:table-cell office:value-type="float" office:value="169435" calcext:value-type="float">
            <text:p>169435</text:p>
          </table:table-cell>
          <table:table-cell office:value-type="float" office:value="79368" calcext:value-type="float">
            <text:p>79368</text:p>
          </table:table-cell>
          <table:table-cell office:value-type="float" office:value="4541.173" calcext:value-type="float">
            <text:p>4541.173</text:p>
          </table:table-cell>
          <table:table-cell/>
          <table:table-cell office:value-type="float" office:value="387386" calcext:value-type="float">
            <text:p>387386</text:p>
          </table:table-cell>
          <table:table-cell office:value-type="float" office:value="118739" calcext:value-type="float">
            <text:p>118739</text:p>
          </table:table-cell>
          <table:table-cell office:value-type="float" office:value="46758.473" calcext:value-type="float">
            <text:p>46758.47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56566" calcext:value-type="float">
            <text:p>556566</text:p>
          </table:table-cell>
          <table:table-cell office:value-type="float" office:value="258283" calcext:value-type="float">
            <text:p>258283</text:p>
          </table:table-cell>
          <table:table-cell office:value-type="float" office:value="14787.773" calcext:value-type="float">
            <text:p>14787.773</text:p>
          </table:table-cell>
          <table:table-cell/>
          <table:table-cell office:value-type="float" office:value="300890" calcext:value-type="float">
            <text:p>300890</text:p>
          </table:table-cell>
          <table:table-cell office:value-type="float" office:value="260891" calcext:value-type="float">
            <text:p>260891</text:p>
          </table:table-cell>
          <table:table-cell office:value-type="float" office:value="9909.211" calcext:value-type="float">
            <text:p>9909.211</text:p>
          </table:table-cell>
          <table:table-cell/>
          <table:table-cell office:value-type="float" office:value="368023" calcext:value-type="float">
            <text:p>368023</text:p>
          </table:table-cell>
          <table:table-cell office:value-type="float" office:value="172551" calcext:value-type="float">
            <text:p>172551</text:p>
          </table:table-cell>
          <table:table-cell office:value-type="float" office:value="11581.303" calcext:value-type="float">
            <text:p>11581.303</text:p>
          </table:table-cell>
          <table:table-cell/>
          <table:table-cell office:value-type="float" office:value="834293" calcext:value-type="float">
            <text:p>834293</text:p>
          </table:table-cell>
          <table:table-cell office:value-type="float" office:value="257205" calcext:value-type="float">
            <text:p>257205</text:p>
          </table:table-cell>
          <table:table-cell office:value-type="float" office:value="95883.578" calcext:value-type="float">
            <text:p>95883.578</text:p>
          </table:table-cell>
        </table:table-row>
      </table:table>
      <table:table table:name="Duplicate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564" calcext:value-type="float">
            <text:p>8564</text:p>
          </table:table-cell>
          <table:table-cell office:value-type="float" office:value="4032" calcext:value-type="float">
            <text:p>4032</text:p>
          </table:table-cell>
          <table:table-cell office:value-type="float" office:value="150.626" calcext:value-type="float">
            <text:p>150.626</text:p>
          </table:table-cell>
          <table:table-cell/>
          <table:table-cell office:value-type="float" office:value="4841" calcext:value-type="float">
            <text:p>4841</text:p>
          </table:table-cell>
          <table:table-cell office:value-type="float" office:value="3842" calcext:value-type="float">
            <text:p>3842</text:p>
          </table:table-cell>
          <table:table-cell office:value-type="float" office:value="139.163" calcext:value-type="float">
            <text:p>139.163</text:p>
          </table:table-cell>
          <table:table-cell/>
          <table:table-cell office:value-type="float" office:value="5853" calcext:value-type="float">
            <text:p>5853</text:p>
          </table:table-cell>
          <table:table-cell office:value-type="float" office:value="2651" calcext:value-type="float">
            <text:p>2651</text:p>
          </table:table-cell>
          <table:table-cell office:value-type="float" office:value="279.301" calcext:value-type="float">
            <text:p>279.301</text:p>
          </table:table-cell>
          <table:table-cell/>
          <table:table-cell office:value-type="float" office:value="12197" calcext:value-type="float">
            <text:p>12197</text:p>
          </table:table-cell>
          <table:table-cell office:value-type="float" office:value="3608" calcext:value-type="float">
            <text:p>3608</text:p>
          </table:table-cell>
          <table:table-cell office:value-type="float" office:value="1569.704" calcext:value-type="float">
            <text:p>1569.7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162" calcext:value-type="float">
            <text:p>19162</text:p>
          </table:table-cell>
          <table:table-cell office:value-type="float" office:value="9081" calcext:value-type="float">
            <text:p>9081</text:p>
          </table:table-cell>
          <table:table-cell office:value-type="float" office:value="5064.574" calcext:value-type="float">
            <text:p>5064.574</text:p>
          </table:table-cell>
          <table:table-cell/>
          <table:table-cell office:value-type="float" office:value="10669" calcext:value-type="float">
            <text:p>10669</text:p>
          </table:table-cell>
          <table:table-cell office:value-type="float" office:value="8670" calcext:value-type="float">
            <text:p>8670</text:p>
          </table:table-cell>
          <table:table-cell office:value-type="float" office:value="3540.446" calcext:value-type="float">
            <text:p>3540.446</text:p>
          </table:table-cell>
          <table:table-cell/>
          <table:table-cell office:value-type="float" office:value="12805" calcext:value-type="float">
            <text:p>12805</text:p>
          </table:table-cell>
          <table:table-cell office:value-type="float" office:value="5865" calcext:value-type="float">
            <text:p>5865</text:p>
          </table:table-cell>
          <table:table-cell office:value-type="float" office:value="4683.061" calcext:value-type="float">
            <text:p>4683.061</text:p>
          </table:table-cell>
          <table:table-cell/>
          <table:table-cell office:value-type="float" office:value="27402" calcext:value-type="float">
            <text:p>27402</text:p>
          </table:table-cell>
          <table:table-cell office:value-type="float" office:value="8205" calcext:value-type="float">
            <text:p>8205</text:p>
          </table:table-cell>
          <table:table-cell office:value-type="float" office:value="4979.612" calcext:value-type="float">
            <text:p>4979.6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2342" calcext:value-type="float">
            <text:p>42342</text:p>
          </table:table-cell>
          <table:table-cell office:value-type="float" office:value="20171" calcext:value-type="float">
            <text:p>20171</text:p>
          </table:table-cell>
          <table:table-cell office:value-type="float" office:value="690.027" calcext:value-type="float">
            <text:p>690.027</text:p>
          </table:table-cell>
          <table:table-cell/>
          <table:table-cell office:value-type="float" office:value="23416" calcext:value-type="float">
            <text:p>23416</text:p>
          </table:table-cell>
          <table:table-cell office:value-type="float" office:value="19417" calcext:value-type="float">
            <text:p>19417</text:p>
          </table:table-cell>
          <table:table-cell office:value-type="float" office:value="693.526" calcext:value-type="float">
            <text:p>693.526</text:p>
          </table:table-cell>
          <table:table-cell/>
          <table:table-cell office:value-type="float" office:value="28546" calcext:value-type="float">
            <text:p>28546</text:p>
          </table:table-cell>
          <table:table-cell office:value-type="float" office:value="13085" calcext:value-type="float">
            <text:p>13085</text:p>
          </table:table-cell>
          <table:table-cell office:value-type="float" office:value="3708.909" calcext:value-type="float">
            <text:p>3708.909</text:p>
          </table:table-cell>
          <table:table-cell/>
          <table:table-cell office:value-type="float" office:value="60795" calcext:value-type="float">
            <text:p>60795</text:p>
          </table:table-cell>
          <table:table-cell office:value-type="float" office:value="18418" calcext:value-type="float">
            <text:p>18418</text:p>
          </table:table-cell>
          <table:table-cell office:value-type="float" office:value="4339.11" calcext:value-type="float">
            <text:p>4339.1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9316" calcext:value-type="float">
            <text:p>119316</text:p>
          </table:table-cell>
          <table:table-cell office:value-type="float" office:value="57158" calcext:value-type="float">
            <text:p>57158</text:p>
          </table:table-cell>
          <table:table-cell office:value-type="float" office:value="1725.028" calcext:value-type="float">
            <text:p>1725.028</text:p>
          </table:table-cell>
          <table:table-cell/>
          <table:table-cell office:value-type="float" office:value="65323" calcext:value-type="float">
            <text:p>65323</text:p>
          </table:table-cell>
          <table:table-cell office:value-type="float" office:value="55324" calcext:value-type="float">
            <text:p>55324</text:p>
          </table:table-cell>
          <table:table-cell office:value-type="float" office:value="1703.317" calcext:value-type="float">
            <text:p>1703.317</text:p>
          </table:table-cell>
          <table:table-cell/>
          <table:table-cell office:value-type="float" office:value="79903" calcext:value-type="float">
            <text:p>79903</text:p>
          </table:table-cell>
          <table:table-cell office:value-type="float" office:value="36914" calcext:value-type="float">
            <text:p>36914</text:p>
          </table:table-cell>
          <table:table-cell office:value-type="float" office:value="2243.792" calcext:value-type="float">
            <text:p>2243.792</text:p>
          </table:table-cell>
          <table:table-cell/>
          <table:table-cell office:value-type="float" office:value="178611" calcext:value-type="float">
            <text:p>178611</text:p>
          </table:table-cell>
          <table:table-cell office:value-type="float" office:value="54314" calcext:value-type="float">
            <text:p>54314</text:p>
          </table:table-cell>
          <table:table-cell office:value-type="float" office:value="10301.186" calcext:value-type="float">
            <text:p>10301.18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8170" calcext:value-type="float">
            <text:p>258170</text:p>
          </table:table-cell>
          <table:table-cell office:value-type="float" office:value="124085" calcext:value-type="float">
            <text:p>124085</text:p>
          </table:table-cell>
          <table:table-cell office:value-type="float" office:value="7052.867" calcext:value-type="float">
            <text:p>7052.867</text:p>
          </table:table-cell>
          <table:table-cell/>
          <table:table-cell office:value-type="float" office:value="140412" calcext:value-type="float">
            <text:p>140412</text:p>
          </table:table-cell>
          <table:table-cell office:value-type="float" office:value="120413" calcext:value-type="float">
            <text:p>120413</text:p>
          </table:table-cell>
          <table:table-cell office:value-type="float" office:value="3658.059" calcext:value-type="float">
            <text:p>3658.059</text:p>
          </table:table-cell>
          <table:table-cell/>
          <table:table-cell office:value-type="float" office:value="169435" calcext:value-type="float">
            <text:p>169435</text:p>
          </table:table-cell>
          <table:table-cell office:value-type="float" office:value="79368" calcext:value-type="float">
            <text:p>79368</text:p>
          </table:table-cell>
          <table:table-cell office:value-type="float" office:value="4541.173" calcext:value-type="float">
            <text:p>4541.173</text:p>
          </table:table-cell>
          <table:table-cell/>
          <table:table-cell office:value-type="float" office:value="387386" calcext:value-type="float">
            <text:p>387386</text:p>
          </table:table-cell>
          <table:table-cell office:value-type="float" office:value="118739" calcext:value-type="float">
            <text:p>118739</text:p>
          </table:table-cell>
          <table:table-cell office:value-type="float" office:value="46758.473" calcext:value-type="float">
            <text:p>46758.47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56566" calcext:value-type="float">
            <text:p>556566</text:p>
          </table:table-cell>
          <table:table-cell office:value-type="float" office:value="258283" calcext:value-type="float">
            <text:p>258283</text:p>
          </table:table-cell>
          <table:table-cell office:value-type="float" office:value="14787.773" calcext:value-type="float">
            <text:p>14787.773</text:p>
          </table:table-cell>
          <table:table-cell/>
          <table:table-cell office:value-type="float" office:value="300890" calcext:value-type="float">
            <text:p>300890</text:p>
          </table:table-cell>
          <table:table-cell office:value-type="float" office:value="260891" calcext:value-type="float">
            <text:p>260891</text:p>
          </table:table-cell>
          <table:table-cell office:value-type="float" office:value="9909.211" calcext:value-type="float">
            <text:p>9909.211</text:p>
          </table:table-cell>
          <table:table-cell/>
          <table:table-cell office:value-type="float" office:value="368023" calcext:value-type="float">
            <text:p>368023</text:p>
          </table:table-cell>
          <table:table-cell office:value-type="float" office:value="172551" calcext:value-type="float">
            <text:p>172551</text:p>
          </table:table-cell>
          <table:table-cell office:value-type="float" office:value="11581.303" calcext:value-type="float">
            <text:p>11581.303</text:p>
          </table:table-cell>
          <table:table-cell/>
          <table:table-cell office:value-type="float" office:value="834293" calcext:value-type="float">
            <text:p>834293</text:p>
          </table:table-cell>
          <table:table-cell office:value-type="float" office:value="257205" calcext:value-type="float">
            <text:p>257205</text:p>
          </table:table-cell>
          <table:table-cell office:value-type="float" office:value="95883.578" calcext:value-type="float">
            <text:p>95883.5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22:35:06.181607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6T20:23:16.000659473</meta:creation-date>
    <dc:date>2021-04-26T22:45:14.852913898</dc:date>
    <meta:editing-duration>PT1H3M16S</meta:editing-duration>
    <meta:editing-cycles>11</meta:editing-cycles>
    <meta:generator>LibreOffice/7.0.4.2$Linux_X86_64 LibreOffice_project/00$Build-2</meta:generator>
    <meta:document-statistic meta:table-count="7" meta:cell-count="732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83cm" svg:y="0.316cm" chart:style-name="ch2">
          <text:p>Random Compares vs N</text:p>
        </chart:title>
        <chart:legend chart:legend-position="end" svg:x="13.737cm" svg:y="3.454cm" style:legend-expansion="high" chart:style-name="ch3"/>
        <chart:plot-area chart:style-name="ch4" table:cell-range-address="Random.A3:Random.B9 Random.A1:Random.A1 Random.F3:Random.F9 Random.J3:Random.J9 Random.N3:Random.N9" chart:data-source-has-labels="row" svg:x="1.331cm" svg:y="1.275cm" svg:width="12.086cm" svg:height="6.564cm">
          <chart:coordinate-region svg:x="2.693cm" svg:y="1.474cm" svg:width="10.259cm" svg:height="5.718cm"/>
          <chart:axis chart:dimension="x" chart:name="primary-x" chart:style-name="ch5">
            <chart:title svg:x="7.198cm" svg:y="8.019cm" chart:style-name="ch6">
              <text:p>N</text:p>
            </chart:title>
          </chart:axis>
          <chart:axis chart:dimension="y" chart:name="primary-y" chart:style-name="ch7">
            <chart:title svg:x="0.451cm" svg:y="5.368cm" chart:style-name="ch8">
              <text:p>Compares</text:p>
            </chart:title>
            <chart:grid chart:style-name="ch9" chart:class="major"/>
          </chart:axis>
          <chart:series chart:style-name="ch10" chart:values-cell-range-address="Random.B3:Random.B9" chart:label-cell-address="Random.A1:Random.A1" chart:class="chart:scatter">
            <chart:domain table:cell-range-address="Random.A3:Random.A9"/>
            <chart:data-point chart:repeated="7"/>
          </chart:series>
          <chart:series chart:style-name="ch11" chart:values-cell-range-address="Random.F3:Random.F9" chart:label-cell-address="Random.A1:Random.A1" chart:class="chart:scatter">
            <chart:data-point chart:repeated="7"/>
          </chart:series>
          <chart:series chart:style-name="ch12" chart:values-cell-range-address="Random.J3:Random.J9" chart:label-cell-address="Random.A1:Random.A1" chart:class="chart:scatter">
            <chart:data-point chart:repeated="7"/>
          </chart:series>
          <chart:series chart:style-name="ch13" chart:values-cell-range-address="Random.N3:Random.N9" chart:label-cell-address="Random.A1:Random.A1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Random.A1:Random.A1</svg:desc>
                </draw:g>
              </table:table-cell>
              <table:table-cell office:value-type="string">
                <text:p/>
                <draw:g>
                  <svg:desc>Random.A1:Random.A1</svg:desc>
                </draw:g>
              </table:table-cell>
              <table:table-cell office:value-type="string">
                <text:p/>
                <draw:g>
                  <svg:desc>Random.A1:Random.A1</svg:desc>
                </draw:g>
              </table:table-cell>
              <table:table-cell office:value-type="string">
                <text:p/>
                <draw:g>
                  <svg:desc>Random.A1:Random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andom.A3:Random.A9</svg:desc>
                </draw:g>
              </table:table-cell>
              <table:table-cell office:value-type="float" office:value="1230">
                <text:p>1230</text:p>
                <draw:g>
                  <svg:desc>Random.B3:Random.B9</svg:desc>
                </draw:g>
              </table:table-cell>
              <table:table-cell office:value-type="float" office:value="676">
                <text:p>676</text:p>
                <draw:g>
                  <svg:desc>Random.F3:Random.F9</svg:desc>
                </draw:g>
              </table:table-cell>
              <table:table-cell office:value-type="float" office:value="796">
                <text:p>796</text:p>
                <draw:g>
                  <svg:desc>Random.J3:Random.J9</svg:desc>
                </draw:g>
              </table:table-cell>
              <table:table-cell office:value-type="float" office:value="1368">
                <text:p>1368</text:p>
                <draw:g>
                  <svg:desc>Random.N3:Random.N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8594">
                <text:p>8594</text:p>
              </table:table-cell>
              <table:table-cell office:value-type="float" office:value="4853">
                <text:p>4853</text:p>
              </table:table-cell>
              <table:table-cell office:value-type="float" office:value="5847">
                <text:p>5847</text:p>
              </table:table-cell>
              <table:table-cell office:value-type="float" office:value="12173">
                <text:p>121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9072">
                <text:p>19072</text:p>
              </table:table-cell>
              <table:table-cell office:value-type="float" office:value="10704">
                <text:p>10704</text:p>
              </table:table-cell>
              <table:table-cell office:value-type="float" office:value="12812">
                <text:p>12812</text:p>
              </table:table-cell>
              <table:table-cell office:value-type="float" office:value="27406">
                <text:p>27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2376">
                <text:p>42376</text:p>
              </table:table-cell>
              <table:table-cell office:value-type="float" office:value="23435">
                <text:p>23435</text:p>
              </table:table-cell>
              <table:table-cell office:value-type="float" office:value="28580">
                <text:p>28580</text:p>
              </table:table-cell>
              <table:table-cell office:value-type="float" office:value="60929">
                <text:p>60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19290">
                <text:p>119290</text:p>
              </table:table-cell>
              <table:table-cell office:value-type="float" office:value="65159">
                <text:p>65159</text:p>
              </table:table-cell>
              <table:table-cell office:value-type="float" office:value="79937">
                <text:p>79937</text:p>
              </table:table-cell>
              <table:table-cell office:value-type="float" office:value="178595">
                <text:p>178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58176">
                <text:p>258176</text:p>
              </table:table-cell>
              <table:table-cell office:value-type="float" office:value="140482">
                <text:p>140482</text:p>
              </table:table-cell>
              <table:table-cell office:value-type="float" office:value="169589">
                <text:p>169589</text:p>
              </table:table-cell>
              <table:table-cell office:value-type="float" office:value="387640">
                <text:p>3876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556902">
                <text:p>556902</text:p>
              </table:table-cell>
              <table:table-cell office:value-type="float" office:value="300993">
                <text:p>300993</text:p>
              </table:table-cell>
              <table:table-cell office:value-type="float" office:value="368160">
                <text:p>368160</text:p>
              </table:table-cell>
              <table:table-cell office:value-type="float" office:value="834819">
                <text:p>834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77cm" svg:y="0.316cm" chart:style-name="ch2">
          <text:p>Duplicate Compares vs N</text:p>
        </chart:title>
        <chart:legend chart:legend-position="end" svg:x="13.869cm" svg:y="3.454cm" style:legend-expansion="high" chart:style-name="ch3"/>
        <chart:plot-area chart:style-name="ch4" table:cell-range-address="'Dup Charts'.A3:'Dup Charts'.B9 'Dup Charts'.F3:'Dup Charts'.F9 'Dup Charts'.J3:'Dup Charts'.J9 'Dup Charts'.N3:'Dup Charts'.N9" chart:data-source-has-labels="row" svg:x="1.331cm" svg:y="1.275cm" svg:width="12.218cm" svg:height="6.564cm">
          <chart:coordinate-region svg:x="2.693cm" svg:y="1.474cm" svg:width="10.392cm" svg:height="5.718cm"/>
          <chart:axis chart:dimension="x" chart:name="primary-x" chart:style-name="ch5">
            <chart:title svg:x="7.264cm" svg:y="8.019cm" chart:style-name="ch6">
              <text:p>N</text:p>
            </chart:title>
          </chart:axis>
          <chart:axis chart:dimension="y" chart:name="primary-y" chart:style-name="ch7">
            <chart:title svg:x="0.451cm" svg:y="5.368cm" chart:style-name="ch8">
              <text:p>Compares</text:p>
            </chart:title>
            <chart:grid chart:style-name="ch9" chart:class="major"/>
          </chart:axis>
          <chart:series chart:style-name="ch10" chart:values-cell-range-address="'Dup Charts'.B3:'Dup Charts'.B9" loext:label-string="heap" chart:class="chart:scatter">
            <chart:domain table:cell-range-address="'Dup Charts'.A3:'Dup Charts'.A9"/>
            <chart:data-point chart:repeated="7"/>
          </chart:series>
          <chart:series chart:style-name="ch11" chart:values-cell-range-address="'Dup Charts'.F3:'Dup Charts'.F9" loext:label-string="twoway" chart:class="chart:scatter">
            <chart:data-point chart:repeated="7"/>
          </chart:series>
          <chart:series chart:style-name="ch12" chart:values-cell-range-address="'Dup Charts'.J3:'Dup Charts'.J9" loext:label-string="threeway" chart:class="chart:scatter">
            <chart:data-point chart:repeated="7"/>
          </chart:series>
          <chart:series chart:style-name="ch13" chart:values-cell-range-address="'Dup Charts'.N3:'Dup Charts'.N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Dup Charts'.A3:'Dup Charts'.A9</svg:desc>
                </draw:g>
              </table:table-cell>
              <table:table-cell office:value-type="float" office:value="NaN">
                <text:p>NaN</text:p>
                <draw:g>
                  <svg:desc>'Dup Charts'.B3:'Dup Charts'.B9</svg:desc>
                </draw:g>
              </table:table-cell>
              <table:table-cell office:value-type="float" office:value="NaN">
                <text:p>NaN</text:p>
                <draw:g>
                  <svg:desc>'Dup Charts'.F3:'Dup Charts'.F9</svg:desc>
                </draw:g>
              </table:table-cell>
              <table:table-cell office:value-type="float" office:value="NaN">
                <text:p>NaN</text:p>
                <draw:g>
                  <svg:desc>'Dup Charts'.J3:'Dup Charts'.J9</svg:desc>
                </draw:g>
              </table:table-cell>
              <table:table-cell office:value-type="float" office:value="NaN">
                <text:p>NaN</text:p>
                <draw:g>
                  <svg:desc>'Dup Charts'.N3:'Dup Charts'.N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8564">
                <text:p>8564</text:p>
              </table:table-cell>
              <table:table-cell office:value-type="float" office:value="4841">
                <text:p>4841</text:p>
              </table:table-cell>
              <table:table-cell office:value-type="float" office:value="5853">
                <text:p>5853</text:p>
              </table:table-cell>
              <table:table-cell office:value-type="float" office:value="12197">
                <text:p>12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9162">
                <text:p>19162</text:p>
              </table:table-cell>
              <table:table-cell office:value-type="float" office:value="10669">
                <text:p>10669</text:p>
              </table:table-cell>
              <table:table-cell office:value-type="float" office:value="12805">
                <text:p>12805</text:p>
              </table:table-cell>
              <table:table-cell office:value-type="float" office:value="27402">
                <text:p>274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2342">
                <text:p>42342</text:p>
              </table:table-cell>
              <table:table-cell office:value-type="float" office:value="23416">
                <text:p>23416</text:p>
              </table:table-cell>
              <table:table-cell office:value-type="float" office:value="28546">
                <text:p>28546</text:p>
              </table:table-cell>
              <table:table-cell office:value-type="float" office:value="60795">
                <text:p>60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19316">
                <text:p>119316</text:p>
              </table:table-cell>
              <table:table-cell office:value-type="float" office:value="65323">
                <text:p>65323</text:p>
              </table:table-cell>
              <table:table-cell office:value-type="float" office:value="79903">
                <text:p>79903</text:p>
              </table:table-cell>
              <table:table-cell office:value-type="float" office:value="178611">
                <text:p>1786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58170">
                <text:p>258170</text:p>
              </table:table-cell>
              <table:table-cell office:value-type="float" office:value="140412">
                <text:p>140412</text:p>
              </table:table-cell>
              <table:table-cell office:value-type="float" office:value="169435">
                <text:p>169435</text:p>
              </table:table-cell>
              <table:table-cell office:value-type="float" office:value="387386">
                <text:p>387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556566">
                <text:p>556566</text:p>
              </table:table-cell>
              <table:table-cell office:value-type="float" office:value="300890">
                <text:p>300890</text:p>
              </table:table-cell>
              <table:table-cell office:value-type="float" office:value="368023">
                <text:p>368023</text:p>
              </table:table-cell>
              <table:table-cell office:value-type="float" office:value="834293">
                <text:p>83429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296cm" svg:y="0.316cm" chart:style-name="ch2">
          <text:p>Duplicate Exchanges vs N</text:p>
        </chart:title>
        <chart:legend chart:legend-position="end" svg:x="13.867cm" svg:y="3.456cm" style:legend-expansion="high" chart:style-name="ch3"/>
        <chart:plot-area chart:style-name="ch4" table:cell-range-address="'Dup Charts'.A3:'Dup Charts'.A9 'Dup Charts'.C3:'Dup Charts'.C9 'Dup Charts'.G3:'Dup Charts'.G9 'Dup Charts'.K3:'Dup Charts'.K9 'Dup Charts'.O3:'Dup Charts'.O9" chart:data-source-has-labels="row" svg:x="1.33cm" svg:y="1.275cm" svg:width="12.218cm" svg:height="6.569cm">
          <chart:coordinate-region svg:x="2.692cm" svg:y="1.474cm" svg:width="10.392cm" svg:height="5.723cm"/>
          <chart:axis chart:dimension="x" chart:name="primary-x" chart:style-name="ch5">
            <chart:title svg:x="7.263cm" svg:y="8.024cm" chart:style-name="ch6">
              <text:p>N</text:p>
            </chart:title>
          </chart:axis>
          <chart:axis chart:dimension="y" chart:name="primary-y" chart:style-name="ch7">
            <chart:title svg:x="0.451cm" svg:y="5.423cm" chart:style-name="ch8">
              <text:p>Exchanges</text:p>
            </chart:title>
            <chart:grid chart:style-name="ch9" chart:class="major"/>
          </chart:axis>
          <chart:series chart:style-name="ch10" chart:values-cell-range-address="'Dup Charts'.C3:'Dup Charts'.C9" loext:label-string="heap" chart:class="chart:scatter">
            <chart:domain table:cell-range-address="'Dup Charts'.A3:'Dup Charts'.A9"/>
            <chart:data-point chart:repeated="7"/>
          </chart:series>
          <chart:series chart:style-name="ch11" chart:values-cell-range-address="'Dup Charts'.G3:'Dup Charts'.G9" loext:label-string="twoway" chart:class="chart:scatter">
            <chart:data-point chart:repeated="7"/>
          </chart:series>
          <chart:series chart:style-name="ch12" chart:values-cell-range-address="'Dup Charts'.K3:'Dup Charts'.K9" loext:label-string="threeway" chart:class="chart:scatter">
            <chart:data-point chart:repeated="7"/>
          </chart:series>
          <chart:series chart:style-name="ch13" chart:values-cell-range-address="'Dup Charts'.O3:'Dup Charts'.O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Dup Charts'.A3:'Dup Charts'.A9</svg:desc>
                </draw:g>
              </table:table-cell>
              <table:table-cell office:value-type="float" office:value="NaN">
                <text:p>NaN</text:p>
                <draw:g>
                  <svg:desc>'Dup Charts'.C3:'Dup Charts'.C9</svg:desc>
                </draw:g>
              </table:table-cell>
              <table:table-cell office:value-type="float" office:value="NaN">
                <text:p>NaN</text:p>
                <draw:g>
                  <svg:desc>'Dup Charts'.G3:'Dup Charts'.G9</svg:desc>
                </draw:g>
              </table:table-cell>
              <table:table-cell office:value-type="float" office:value="NaN">
                <text:p>NaN</text:p>
                <draw:g>
                  <svg:desc>'Dup Charts'.K3:'Dup Charts'.K9</svg:desc>
                </draw:g>
              </table:table-cell>
              <table:table-cell office:value-type="float" office:value="NaN">
                <text:p>NaN</text:p>
                <draw:g>
                  <svg:desc>'Dup Charts'.O3:'Dup Charts'.O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4032">
                <text:p>4032</text:p>
              </table:table-cell>
              <table:table-cell office:value-type="float" office:value="3842">
                <text:p>3842</text:p>
              </table:table-cell>
              <table:table-cell office:value-type="float" office:value="2651">
                <text:p>2651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9081">
                <text:p>9081</text:p>
              </table:table-cell>
              <table:table-cell office:value-type="float" office:value="8670">
                <text:p>8670</text:p>
              </table:table-cell>
              <table:table-cell office:value-type="float" office:value="5865">
                <text:p>5865</text:p>
              </table:table-cell>
              <table:table-cell office:value-type="float" office:value="8205">
                <text:p>8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0171">
                <text:p>20171</text:p>
              </table:table-cell>
              <table:table-cell office:value-type="float" office:value="19417">
                <text:p>19417</text:p>
              </table:table-cell>
              <table:table-cell office:value-type="float" office:value="13085">
                <text:p>13085</text:p>
              </table:table-cell>
              <table:table-cell office:value-type="float" office:value="18418">
                <text:p>18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57158">
                <text:p>57158</text:p>
              </table:table-cell>
              <table:table-cell office:value-type="float" office:value="55324">
                <text:p>55324</text:p>
              </table:table-cell>
              <table:table-cell office:value-type="float" office:value="36914">
                <text:p>36914</text:p>
              </table:table-cell>
              <table:table-cell office:value-type="float" office:value="54314">
                <text:p>54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124085">
                <text:p>124085</text:p>
              </table:table-cell>
              <table:table-cell office:value-type="float" office:value="120413">
                <text:p>120413</text:p>
              </table:table-cell>
              <table:table-cell office:value-type="float" office:value="79368">
                <text:p>79368</text:p>
              </table:table-cell>
              <table:table-cell office:value-type="float" office:value="118739">
                <text:p>1187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258283">
                <text:p>258283</text:p>
              </table:table-cell>
              <table:table-cell office:value-type="float" office:value="260891">
                <text:p>260891</text:p>
              </table:table-cell>
              <table:table-cell office:value-type="float" office:value="172551">
                <text:p>172551</text:p>
              </table:table-cell>
              <table:table-cell office:value-type="float" office:value="257205">
                <text:p>25720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905cm" svg:y="0.316cm" chart:style-name="ch2">
          <text:p>Duplicate Time vs N</text:p>
        </chart:title>
        <chart:legend chart:legend-position="end" svg:x="13.867cm" svg:y="3.456cm" style:legend-expansion="high" chart:style-name="ch3"/>
        <chart:plot-area chart:style-name="ch4" table:cell-range-address="'Dup Charts'.A3:'Dup Charts'.A9 'Dup Charts'.D3:'Dup Charts'.D9 'Dup Charts'.H3:'Dup Charts'.H9 'Dup Charts'.L3:'Dup Charts'.L9 'Dup Charts'.P3:'Dup Charts'.P9" chart:data-source-has-labels="row" svg:x="1.33cm" svg:y="1.275cm" svg:width="12.218cm" svg:height="6.569cm">
          <chart:coordinate-region svg:x="2.507cm" svg:y="1.474cm" svg:width="10.391cm" svg:height="5.723cm"/>
          <chart:axis chart:dimension="x" chart:name="primary-x" chart:style-name="ch5">
            <chart:title svg:x="7.263cm" svg:y="8.024cm" chart:style-name="ch6">
              <text:p>N</text:p>
            </chart:title>
          </chart:axis>
          <chart:axis chart:dimension="y" chart:name="primary-y" chart:style-name="ch7">
            <chart:title svg:x="0.451cm" svg:y="4.973cm" chart:style-name="ch8">
              <text:p>Time</text:p>
            </chart:title>
            <chart:grid chart:style-name="ch9" chart:class="major"/>
          </chart:axis>
          <chart:series chart:style-name="ch10" chart:values-cell-range-address="'Dup Charts'.D3:'Dup Charts'.D9" loext:label-string="heap" chart:class="chart:scatter">
            <chart:domain table:cell-range-address="'Dup Charts'.A3:'Dup Charts'.A9"/>
            <chart:data-point chart:repeated="7"/>
          </chart:series>
          <chart:series chart:style-name="ch11" chart:values-cell-range-address="'Dup Charts'.H3:'Dup Charts'.H9" loext:label-string="twoway" chart:class="chart:scatter">
            <chart:data-point chart:repeated="7"/>
          </chart:series>
          <chart:series chart:style-name="ch12" chart:values-cell-range-address="'Dup Charts'.L3:'Dup Charts'.L9" loext:label-string="threeway" chart:class="chart:scatter">
            <chart:data-point chart:repeated="7"/>
          </chart:series>
          <chart:series chart:style-name="ch13" chart:values-cell-range-address="'Dup Charts'.P3:'Dup Charts'.P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Dup Charts'.A3:'Dup Charts'.A9</svg:desc>
                </draw:g>
              </table:table-cell>
              <table:table-cell office:value-type="float" office:value="NaN">
                <text:p>NaN</text:p>
                <draw:g>
                  <svg:desc>'Dup Charts'.D3:'Dup Charts'.D9</svg:desc>
                </draw:g>
              </table:table-cell>
              <table:table-cell office:value-type="float" office:value="NaN">
                <text:p>NaN</text:p>
                <draw:g>
                  <svg:desc>'Dup Charts'.H3:'Dup Charts'.H9</svg:desc>
                </draw:g>
              </table:table-cell>
              <table:table-cell office:value-type="float" office:value="NaN">
                <text:p>NaN</text:p>
                <draw:g>
                  <svg:desc>'Dup Charts'.L3:'Dup Charts'.L9</svg:desc>
                </draw:g>
              </table:table-cell>
              <table:table-cell office:value-type="float" office:value="NaN">
                <text:p>NaN</text:p>
                <draw:g>
                  <svg:desc>'Dup Charts'.P3:'Dup Charts'.P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50.626">
                <text:p>150.626</text:p>
              </table:table-cell>
              <table:table-cell office:value-type="float" office:value="139.163">
                <text:p>139.163</text:p>
              </table:table-cell>
              <table:table-cell office:value-type="float" office:value="279.301">
                <text:p>279.301</text:p>
              </table:table-cell>
              <table:table-cell office:value-type="float" office:value="1569.704">
                <text:p>1569.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5064.574">
                <text:p>5064.574</text:p>
              </table:table-cell>
              <table:table-cell office:value-type="float" office:value="3540.446">
                <text:p>3540.446</text:p>
              </table:table-cell>
              <table:table-cell office:value-type="float" office:value="4683.061">
                <text:p>4683.061</text:p>
              </table:table-cell>
              <table:table-cell office:value-type="float" office:value="4979.612">
                <text:p>4979.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690.027">
                <text:p>690.027</text:p>
              </table:table-cell>
              <table:table-cell office:value-type="float" office:value="693.526">
                <text:p>693.526</text:p>
              </table:table-cell>
              <table:table-cell office:value-type="float" office:value="3708.909">
                <text:p>3708.909</text:p>
              </table:table-cell>
              <table:table-cell office:value-type="float" office:value="4339.11">
                <text:p>4339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725.028">
                <text:p>1725.028</text:p>
              </table:table-cell>
              <table:table-cell office:value-type="float" office:value="1703.317">
                <text:p>1703.317</text:p>
              </table:table-cell>
              <table:table-cell office:value-type="float" office:value="2243.792">
                <text:p>2243.792</text:p>
              </table:table-cell>
              <table:table-cell office:value-type="float" office:value="10301.186">
                <text:p>10301.1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7052.867">
                <text:p>7052.867</text:p>
              </table:table-cell>
              <table:table-cell office:value-type="float" office:value="3658.059">
                <text:p>3658.059</text:p>
              </table:table-cell>
              <table:table-cell office:value-type="float" office:value="4541.173">
                <text:p>4541.173</text:p>
              </table:table-cell>
              <table:table-cell office:value-type="float" office:value="46758.473">
                <text:p>46758.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14787.773">
                <text:p>14787.773</text:p>
              </table:table-cell>
              <table:table-cell office:value-type="float" office:value="9909.211">
                <text:p>9909.211</text:p>
              </table:table-cell>
              <table:table-cell office:value-type="float" office:value="11581.303">
                <text:p>11581.303</text:p>
              </table:table-cell>
              <table:table-cell office:value-type="float" office:value="95883.578">
                <text:p>95883.57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402cm" svg:y="0.316cm" chart:style-name="ch2">
          <text:p>Random Exchanges vs N</text:p>
        </chart:title>
        <chart:legend chart:legend-position="end" svg:x="13.708cm" svg:y="3.456cm" style:legend-expansion="high" chart:style-name="ch3"/>
        <chart:plot-area chart:style-name="ch4" table:cell-range-address="Random.A3:Random.A9 Random.A1:Random.A1 Random.C3:Random.C9 Random.G3:Random.G9 Random.K3:Random.K9 Random.O3:Random.O9" chart:data-source-has-labels="row" svg:x="1.33cm" svg:y="1.275cm" svg:width="12.059cm" svg:height="6.569cm">
          <chart:coordinate-region svg:x="2.692cm" svg:y="1.474cm" svg:width="10.232cm" svg:height="5.723cm"/>
          <chart:axis chart:dimension="x" chart:name="primary-x" chart:style-name="ch5">
            <chart:title svg:x="7.183cm" svg:y="8.024cm" chart:style-name="ch6">
              <text:p>N</text:p>
            </chart:title>
          </chart:axis>
          <chart:axis chart:dimension="y" chart:name="primary-y" chart:style-name="ch7">
            <chart:title svg:x="0.451cm" svg:y="5.423cm" chart:style-name="ch8">
              <text:p>Exchanges</text:p>
            </chart:title>
            <chart:grid chart:style-name="ch9" chart:class="major"/>
          </chart:axis>
          <chart:series chart:style-name="ch10" chart:values-cell-range-address="Random.C3:Random.C9" chart:label-cell-address="Random.A1:Random.A1" chart:class="chart:scatter">
            <chart:domain table:cell-range-address="Random.A3:Random.A9"/>
            <chart:data-point chart:repeated="7"/>
          </chart:series>
          <chart:series chart:style-name="ch11" chart:values-cell-range-address="Random.G3:Random.G9" chart:label-cell-address="Random.A1:Random.A1" chart:class="chart:scatter">
            <chart:data-point chart:repeated="7"/>
          </chart:series>
          <chart:series chart:style-name="ch12" chart:values-cell-range-address="Random.K3:Random.K9" chart:label-cell-address="Random.A1:Random.A1" chart:class="chart:scatter">
            <chart:data-point chart:repeated="7"/>
          </chart:series>
          <chart:series chart:style-name="ch13" chart:values-cell-range-address="Random.O3:Random.O9" chart:label-cell-address="Random.A1:Random.A1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Random.A1:Random.A1</svg:desc>
                </draw:g>
              </table:table-cell>
              <table:table-cell office:value-type="string">
                <text:p/>
                <draw:g>
                  <svg:desc>Random.A1:Random.A1</svg:desc>
                </draw:g>
              </table:table-cell>
              <table:table-cell office:value-type="string">
                <text:p/>
                <draw:g>
                  <svg:desc>Random.A1:Random.A1</svg:desc>
                </draw:g>
              </table:table-cell>
              <table:table-cell office:value-type="string">
                <text:p/>
                <draw:g>
                  <svg:desc>Random.A1:Random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andom.A3:Random.A9</svg:desc>
                </draw:g>
              </table:table-cell>
              <table:table-cell office:value-type="float" office:value="565">
                <text:p>565</text:p>
                <draw:g>
                  <svg:desc>Random.C3:Random.C9</svg:desc>
                </draw:g>
              </table:table-cell>
              <table:table-cell office:value-type="float" office:value="477">
                <text:p>477</text:p>
                <draw:g>
                  <svg:desc>Random.G3:Random.G9</svg:desc>
                </draw:g>
              </table:table-cell>
              <table:table-cell office:value-type="float" office:value="361">
                <text:p>361</text:p>
                <draw:g>
                  <svg:desc>Random.K3:Random.K9</svg:desc>
                </draw:g>
              </table:table-cell>
              <table:table-cell office:value-type="float" office:value="362">
                <text:p>362</text:p>
                <draw:g>
                  <svg:desc>Random.O3:Random.O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4047">
                <text:p>4047</text:p>
              </table:table-cell>
              <table:table-cell office:value-type="float" office:value="3854">
                <text:p>3854</text:p>
              </table:table-cell>
              <table:table-cell office:value-type="float" office:value="2645">
                <text:p>2645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9036">
                <text:p>9036</text:p>
              </table:table-cell>
              <table:table-cell office:value-type="float" office:value="8705">
                <text:p>8705</text:p>
              </table:table-cell>
              <table:table-cell office:value-type="float" office:value="5868">
                <text:p>5868</text:p>
              </table:table-cell>
              <table:table-cell office:value-type="float" office:value="8211">
                <text:p>8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0188">
                <text:p>20188</text:p>
              </table:table-cell>
              <table:table-cell office:value-type="float" office:value="19436">
                <text:p>19436</text:p>
              </table:table-cell>
              <table:table-cell office:value-type="float" office:value="13099">
                <text:p>13099</text:p>
              </table:table-cell>
              <table:table-cell office:value-type="float" office:value="18457">
                <text:p>18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57145">
                <text:p>57145</text:p>
              </table:table-cell>
              <table:table-cell office:value-type="float" office:value="55160">
                <text:p>55160</text:p>
              </table:table-cell>
              <table:table-cell office:value-type="float" office:value="36933">
                <text:p>36933</text:p>
              </table:table-cell>
              <table:table-cell office:value-type="float" office:value="54313">
                <text:p>543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124088">
                <text:p>124088</text:p>
              </table:table-cell>
              <table:table-cell office:value-type="float" office:value="120483">
                <text:p>120483</text:p>
              </table:table-cell>
              <table:table-cell office:value-type="float" office:value="79376">
                <text:p>79376</text:p>
              </table:table-cell>
              <table:table-cell office:value-type="float" office:value="118867">
                <text:p>118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268451">
                <text:p>268451</text:p>
              </table:table-cell>
              <table:table-cell office:value-type="float" office:value="260994">
                <text:p>260994</text:p>
              </table:table-cell>
              <table:table-cell office:value-type="float" office:value="172693">
                <text:p>172693</text:p>
              </table:table-cell>
              <table:table-cell office:value-type="float" office:value="257376">
                <text:p>2573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011cm" svg:y="0.316cm" chart:style-name="ch2">
          <text:p>Random Time vs N</text:p>
        </chart:title>
        <chart:legend chart:legend-position="end" svg:x="13.735cm" svg:y="3.456cm" style:legend-expansion="high" chart:style-name="ch3"/>
        <chart:plot-area chart:style-name="ch4" table:cell-range-address="Random.A3:Random.A9 Random.A1:Random.A1 Random.D3:Random.D9 Random.H3:Random.H9 Random.L3:Random.L9 Random.P3:Random.P9" chart:data-source-has-labels="row" svg:x="1.33cm" svg:y="1.275cm" svg:width="12.086cm" svg:height="6.569cm">
          <chart:coordinate-region svg:x="2.507cm" svg:y="1.474cm" svg:width="10.259cm" svg:height="5.723cm"/>
          <chart:axis chart:dimension="x" chart:name="primary-x" chart:style-name="ch5">
            <chart:title svg:x="7.197cm" svg:y="8.024cm" chart:style-name="ch6">
              <text:p>N</text:p>
            </chart:title>
          </chart:axis>
          <chart:axis chart:dimension="y" chart:name="primary-y" chart:style-name="ch7">
            <chart:title svg:x="0.451cm" svg:y="4.973cm" chart:style-name="ch8">
              <text:p>Time</text:p>
            </chart:title>
            <chart:grid chart:style-name="ch9" chart:class="major"/>
          </chart:axis>
          <chart:series chart:style-name="ch10" chart:values-cell-range-address="Random.D3:Random.D9" chart:label-cell-address="Random.A1:Random.A1" chart:class="chart:scatter">
            <chart:domain table:cell-range-address="Random.A3:Random.A9"/>
            <chart:data-point chart:repeated="7"/>
          </chart:series>
          <chart:series chart:style-name="ch11" chart:values-cell-range-address="Random.H3:Random.H9" chart:label-cell-address="Random.A1:Random.A1" chart:class="chart:scatter">
            <chart:data-point chart:repeated="7"/>
          </chart:series>
          <chart:series chart:style-name="ch12" chart:values-cell-range-address="Random.L3:Random.L9" chart:label-cell-address="Random.A1:Random.A1" chart:class="chart:scatter">
            <chart:data-point chart:repeated="7"/>
          </chart:series>
          <chart:series chart:style-name="ch13" chart:values-cell-range-address="Random.P3:Random.P9" chart:label-cell-address="Random.A1:Random.A1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Random.A1:Random.A1</svg:desc>
                </draw:g>
              </table:table-cell>
              <table:table-cell office:value-type="string">
                <text:p/>
                <draw:g>
                  <svg:desc>Random.A1:Random.A1</svg:desc>
                </draw:g>
              </table:table-cell>
              <table:table-cell office:value-type="string">
                <text:p/>
                <draw:g>
                  <svg:desc>Random.A1:Random.A1</svg:desc>
                </draw:g>
              </table:table-cell>
              <table:table-cell office:value-type="string">
                <text:p/>
                <draw:g>
                  <svg:desc>Random.A1:Random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andom.A3:Random.A9</svg:desc>
                </draw:g>
              </table:table-cell>
              <table:table-cell office:value-type="float" office:value="30.45">
                <text:p>30.45</text:p>
                <draw:g>
                  <svg:desc>Random.D3:Random.D9</svg:desc>
                </draw:g>
              </table:table-cell>
              <table:table-cell office:value-type="float" office:value="25.088">
                <text:p>25.088</text:p>
                <draw:g>
                  <svg:desc>Random.H3:Random.H9</svg:desc>
                </draw:g>
              </table:table-cell>
              <table:table-cell office:value-type="float" office:value="50.562">
                <text:p>50.562</text:p>
                <draw:g>
                  <svg:desc>Random.L3:Random.L9</svg:desc>
                </draw:g>
              </table:table-cell>
              <table:table-cell office:value-type="float" office:value="151.325">
                <text:p>151.325</text:p>
                <draw:g>
                  <svg:desc>Random.P3:Random.P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51">
                <text:p>151</text:p>
              </table:table-cell>
              <table:table-cell office:value-type="float" office:value="139.9">
                <text:p>139.9</text:p>
              </table:table-cell>
              <table:table-cell office:value-type="float" office:value="149.3">
                <text:p>149.3</text:p>
              </table:table-cell>
              <table:table-cell office:value-type="float" office:value="1305.952">
                <text:p>1305.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192.705">
                <text:p>3192.705</text:p>
              </table:table-cell>
              <table:table-cell office:value-type="float" office:value="4920.632">
                <text:p>4920.632</text:p>
              </table:table-cell>
              <table:table-cell office:value-type="float" office:value="6362.509">
                <text:p>6362.509</text:p>
              </table:table-cell>
              <table:table-cell office:value-type="float" office:value="5038.082">
                <text:p>5038.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672.139">
                <text:p>672.139</text:p>
              </table:table-cell>
              <table:table-cell office:value-type="float" office:value="2123.34">
                <text:p>2123.34</text:p>
              </table:table-cell>
              <table:table-cell office:value-type="float" office:value="5045.77">
                <text:p>5045.77</text:p>
              </table:table-cell>
              <table:table-cell office:value-type="float" office:value="4522.581">
                <text:p>4522.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762.353">
                <text:p>1762.353</text:p>
              </table:table-cell>
              <table:table-cell office:value-type="float" office:value="1724.265">
                <text:p>1724.265</text:p>
              </table:table-cell>
              <table:table-cell office:value-type="float" office:value="2229.991">
                <text:p>2229.991</text:p>
              </table:table-cell>
              <table:table-cell office:value-type="float" office:value="10770.491">
                <text:p>10770.4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3656.518">
                <text:p>3656.518</text:p>
              </table:table-cell>
              <table:table-cell office:value-type="float" office:value="3701.005">
                <text:p>3701.005</text:p>
              </table:table-cell>
              <table:table-cell office:value-type="float" office:value="5454.608">
                <text:p>5454.608</text:p>
              </table:table-cell>
              <table:table-cell office:value-type="float" office:value="32535.084">
                <text:p>32535.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15809.06">
                <text:p>15809.06</text:p>
              </table:table-cell>
              <table:table-cell office:value-type="float" office:value="9336.538">
                <text:p>9336.538</text:p>
              </table:table-cell>
              <table:table-cell office:value-type="float" office:value="19278.078">
                <text:p>19278.078</text:p>
              </table:table-cell>
              <table:table-cell office:value-type="float" office:value="128594.336">
                <text:p>128594.3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71cm" svg:y="0.316cm" chart:style-name="ch2">
          <text:p>Ascending Compares vs N</text:p>
        </chart:title>
        <chart:legend chart:legend-position="end" svg:x="13.737cm" svg:y="3.454cm" style:legend-expansion="high" chart:style-name="ch3"/>
        <chart:plot-area chart:style-name="ch4" table:cell-range-address="'Asc Charts'.A3:'Asc Charts'.B9 Random.A1:Random.A1 'Asc Charts'.F3:'Asc Charts'.F9 'Asc Charts'.J3:'Asc Charts'.J9 'Asc Charts'.N3:'Asc Charts'.N9" chart:data-source-has-labels="row" svg:x="1.331cm" svg:y="1.275cm" svg:width="12.086cm" svg:height="6.564cm">
          <chart:coordinate-region svg:x="2.693cm" svg:y="1.474cm" svg:width="10.259cm" svg:height="5.718cm"/>
          <chart:axis chart:dimension="x" chart:name="primary-x" chart:style-name="ch5">
            <chart:title svg:x="7.198cm" svg:y="8.019cm" chart:style-name="ch6">
              <text:p>N</text:p>
            </chart:title>
          </chart:axis>
          <chart:axis chart:dimension="y" chart:name="primary-y" chart:style-name="ch7">
            <chart:title svg:x="0.451cm" svg:y="5.368cm" chart:style-name="ch8">
              <text:p>Compares</text:p>
            </chart:title>
            <chart:grid chart:style-name="ch9" chart:class="major"/>
          </chart:axis>
          <chart:series chart:style-name="ch10" chart:values-cell-range-address="'Asc Charts'.B3:'Asc Charts'.B9" chart:label-cell-address="Random.A1:Random.A1" chart:class="chart:scatter">
            <chart:domain table:cell-range-address="'Asc Charts'.A3:'Asc Charts'.A9"/>
            <chart:data-point chart:repeated="7"/>
          </chart:series>
          <chart:series chart:style-name="ch11" chart:values-cell-range-address="'Asc Charts'.F3:'Asc Charts'.F9" chart:label-cell-address="Random.A1:Random.A1" chart:class="chart:scatter">
            <chart:data-point chart:repeated="7"/>
          </chart:series>
          <chart:series chart:style-name="ch12" chart:values-cell-range-address="'Asc Charts'.J3:'Asc Charts'.J9" chart:label-cell-address="Random.A1:Random.A1" chart:class="chart:scatter">
            <chart:data-point chart:repeated="7"/>
          </chart:series>
          <chart:series chart:style-name="ch13" chart:values-cell-range-address="'Asc Charts'.N3:'Asc Charts'.N9" chart:label-cell-address="Random.A1:Random.A1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Random.A1:Random.A1</svg:desc>
                </draw:g>
              </table:table-cell>
              <table:table-cell office:value-type="string">
                <text:p/>
                <draw:g>
                  <svg:desc>Random.A1:Random.A1</svg:desc>
                </draw:g>
              </table:table-cell>
              <table:table-cell office:value-type="string">
                <text:p/>
                <draw:g>
                  <svg:desc>Random.A1:Random.A1</svg:desc>
                </draw:g>
              </table:table-cell>
              <table:table-cell office:value-type="string">
                <text:p/>
                <draw:g>
                  <svg:desc>Random.A1:Random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Asc Charts'.A3:'Asc Charts'.A9</svg:desc>
                </draw:g>
              </table:table-cell>
              <table:table-cell office:value-type="float" office:value="590">
                <text:p>590</text:p>
                <draw:g>
                  <svg:desc>'Asc Charts'.B3:'Asc Charts'.B9</svg:desc>
                </draw:g>
              </table:table-cell>
              <table:table-cell office:value-type="float" office:value="252">
                <text:p>252</text:p>
                <draw:g>
                  <svg:desc>'Asc Charts'.F3:'Asc Charts'.F9</svg:desc>
                </draw:g>
              </table:table-cell>
              <table:table-cell office:value-type="float" office:value="280">
                <text:p>280</text:p>
                <draw:g>
                  <svg:desc>'Asc Charts'.J3:'Asc Charts'.J9</svg:desc>
                </draw:g>
              </table:table-cell>
              <table:table-cell office:value-type="float" office:value="51">
                <text:p>51</text:p>
                <draw:g>
                  <svg:desc>'Asc Charts'.N3:'Asc Charts'.N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9208">
                <text:p>9208</text:p>
              </table:table-cell>
              <table:table-cell office:value-type="float" office:value="3271">
                <text:p>3271</text:p>
              </table:table-cell>
              <table:table-cell office:value-type="float" office:value="3925">
                <text:p>392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0416">
                <text:p>20416</text:p>
              </table:table-cell>
              <table:table-cell office:value-type="float" office:value="7043">
                <text:p>7043</text:p>
              </table:table-cell>
              <table:table-cell office:value-type="float" office:value="8234">
                <text:p>8234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4600">
                <text:p>44600</text:p>
              </table:table-cell>
              <table:table-cell office:value-type="float" office:value="15087">
                <text:p>15087</text:p>
              </table:table-cell>
              <table:table-cell office:value-type="float" office:value="18080">
                <text:p>1808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26864">
                <text:p>126864</text:p>
              </table:table-cell>
              <table:table-cell office:value-type="float" office:value="42003">
                <text:p>42003</text:p>
              </table:table-cell>
              <table:table-cell office:value-type="float" office:value="49609">
                <text:p>49609</text:p>
              </table:table-cell>
              <table:table-cell office:value-type="float" office:value="5001">
                <text:p>5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73912">
                <text:p>273912</text:p>
              </table:table-cell>
              <table:table-cell office:value-type="float" office:value="89007">
                <text:p>89007</text:p>
              </table:table-cell>
              <table:table-cell office:value-type="float" office:value="102282">
                <text:p>102282</text:p>
              </table:table-cell>
              <table:table-cell office:value-type="float" office:value="10001">
                <text:p>1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585756">
                <text:p>585756</text:p>
              </table:table-cell>
              <table:table-cell office:value-type="float" office:value="188015">
                <text:p>188015</text:p>
              </table:table-cell>
              <table:table-cell office:value-type="float" office:value="222779">
                <text:p>222779</text:p>
              </table:table-cell>
              <table:table-cell office:value-type="float" office:value="20001">
                <text:p>20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191cm" svg:y="0.316cm" chart:style-name="ch2">
          <text:p>Ascending Exchanges vs N</text:p>
        </chart:title>
        <chart:legend chart:legend-position="end" svg:x="13.708cm" svg:y="3.456cm" style:legend-expansion="high" chart:style-name="ch3"/>
        <chart:plot-area chart:style-name="ch4" table:cell-range-address="'Asc Charts'.A3:'Asc Charts'.A9 Random.A1:Random.A1 'Asc Charts'.C3:'Asc Charts'.C9 'Asc Charts'.G3:'Asc Charts'.G9 'Asc Charts'.K3:'Asc Charts'.K9 'Asc Charts'.O3:'Asc Charts'.O9" chart:data-source-has-labels="row" svg:x="1.33cm" svg:y="1.275cm" svg:width="12.059cm" svg:height="6.569cm">
          <chart:coordinate-region svg:x="2.692cm" svg:y="1.474cm" svg:width="10.232cm" svg:height="5.723cm"/>
          <chart:axis chart:dimension="x" chart:name="primary-x" chart:style-name="ch5">
            <chart:title svg:x="7.183cm" svg:y="8.024cm" chart:style-name="ch6">
              <text:p>N</text:p>
            </chart:title>
          </chart:axis>
          <chart:axis chart:dimension="y" chart:name="primary-y" chart:style-name="ch7">
            <chart:title svg:x="0.451cm" svg:y="5.423cm" chart:style-name="ch8">
              <text:p>Exchanges</text:p>
            </chart:title>
            <chart:grid chart:style-name="ch9" chart:class="major"/>
          </chart:axis>
          <chart:series chart:style-name="ch10" chart:values-cell-range-address="'Asc Charts'.C3:'Asc Charts'.C9" chart:label-cell-address="Random.A1:Random.A1" chart:class="chart:scatter">
            <chart:domain table:cell-range-address="'Asc Charts'.A3:'Asc Charts'.A9"/>
            <chart:data-point chart:repeated="7"/>
          </chart:series>
          <chart:series chart:style-name="ch11" chart:values-cell-range-address="'Asc Charts'.G3:'Asc Charts'.G9" chart:label-cell-address="Random.A1:Random.A1" chart:class="chart:scatter">
            <chart:data-point chart:repeated="7"/>
          </chart:series>
          <chart:series chart:style-name="ch12" chart:values-cell-range-address="'Asc Charts'.K3:'Asc Charts'.K9" chart:label-cell-address="Random.A1:Random.A1" chart:class="chart:scatter">
            <chart:data-point chart:repeated="7"/>
          </chart:series>
          <chart:series chart:style-name="ch13" chart:values-cell-range-address="'Asc Charts'.O3:'Asc Charts'.O9" chart:label-cell-address="Random.A1:Random.A1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Random.A1:Random.A1</svg:desc>
                </draw:g>
              </table:table-cell>
              <table:table-cell office:value-type="string">
                <text:p/>
                <draw:g>
                  <svg:desc>Random.A1:Random.A1</svg:desc>
                </draw:g>
              </table:table-cell>
              <table:table-cell office:value-type="string">
                <text:p/>
                <draw:g>
                  <svg:desc>Random.A1:Random.A1</svg:desc>
                </draw:g>
              </table:table-cell>
              <table:table-cell office:value-type="string">
                <text:p/>
                <draw:g>
                  <svg:desc>Random.A1:Random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Asc Charts'.A3:'Asc Charts'.A9</svg:desc>
                </draw:g>
              </table:table-cell>
              <table:table-cell office:value-type="float" office:value="270">
                <text:p>270</text:p>
                <draw:g>
                  <svg:desc>'Asc Charts'.C3:'Asc Charts'.C9</svg:desc>
                </draw:g>
              </table:table-cell>
              <table:table-cell office:value-type="float" office:value="153">
                <text:p>153</text:p>
                <draw:g>
                  <svg:desc>'Asc Charts'.G3:'Asc Charts'.G9</svg:desc>
                </draw:g>
              </table:table-cell>
              <table:table-cell office:value-type="float" office:value="126">
                <text:p>126</text:p>
                <draw:g>
                  <svg:desc>'Asc Charts'.K3:'Asc Charts'.K9</svg:desc>
                </draw:g>
              </table:table-cell>
              <table:table-cell office:value-type="float" office:value="0">
                <text:p>0</text:p>
                <draw:g>
                  <svg:desc>'Asc Charts'.O3:'Asc Charts'.O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4354">
                <text:p>4354</text:p>
              </table:table-cell>
              <table:table-cell office:value-type="float" office:value="2272">
                <text:p>2272</text:p>
              </table:table-cell>
              <table:table-cell office:value-type="float" office:value="1986">
                <text:p>1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9708">
                <text:p>9708</text:p>
              </table:table-cell>
              <table:table-cell office:value-type="float" office:value="5044">
                <text:p>5044</text:p>
              </table:table-cell>
              <table:table-cell office:value-type="float" office:value="4352">
                <text:p>4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1300">
                <text:p>21300</text:p>
              </table:table-cell>
              <table:table-cell office:value-type="float" office:value="11088">
                <text:p>11088</text:p>
              </table:table-cell>
              <table:table-cell office:value-type="float" office:value="9476">
                <text:p>9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60932">
                <text:p>60932</text:p>
              </table:table-cell>
              <table:table-cell office:value-type="float" office:value="32004">
                <text:p>32004</text:p>
              </table:table-cell>
              <table:table-cell office:value-type="float" office:value="26562">
                <text:p>26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131956">
                <text:p>131956</text:p>
              </table:table-cell>
              <table:table-cell office:value-type="float" office:value="69008">
                <text:p>69008</text:p>
              </table:table-cell>
              <table:table-cell office:value-type="float" office:value="56989">
                <text:p>56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282878">
                <text:p>282878</text:p>
              </table:table-cell>
              <table:table-cell office:value-type="float" office:value="148016">
                <text:p>148016</text:p>
              </table:table-cell>
              <table:table-cell office:value-type="float" office:value="123652">
                <text:p>1236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799cm" svg:y="0.316cm" chart:style-name="ch2">
          <text:p>Ascending Time vs N</text:p>
        </chart:title>
        <chart:legend chart:legend-position="end" svg:x="13.735cm" svg:y="3.456cm" style:legend-expansion="high" chart:style-name="ch3"/>
        <chart:plot-area chart:style-name="ch4" table:cell-range-address="'Asc Charts'.A3:'Asc Charts'.A9 'Asc Charts'.A1:'Asc Charts'.A1 'Asc Charts'.D3:'Asc Charts'.D9 'Asc Charts'.H3:'Asc Charts'.H9 'Asc Charts'.L3:'Asc Charts'.L9 'Asc Charts'.P3:'Asc Charts'.P9" chart:data-source-has-labels="row" svg:x="1.33cm" svg:y="1.275cm" svg:width="12.086cm" svg:height="6.569cm">
          <chart:coordinate-region svg:x="2.322cm" svg:y="1.474cm" svg:width="10.444cm" svg:height="5.723cm"/>
          <chart:axis chart:dimension="x" chart:name="primary-x" chart:style-name="ch5">
            <chart:title svg:x="7.197cm" svg:y="8.024cm" chart:style-name="ch6">
              <text:p>N</text:p>
            </chart:title>
          </chart:axis>
          <chart:axis chart:dimension="y" chart:name="primary-y" chart:style-name="ch7">
            <chart:title svg:x="0.451cm" svg:y="4.973cm" chart:style-name="ch8">
              <text:p>Time</text:p>
            </chart:title>
            <chart:grid chart:style-name="ch9" chart:class="major"/>
          </chart:axis>
          <chart:series chart:style-name="ch10" chart:values-cell-range-address="'Asc Charts'.D3:'Asc Charts'.D9" chart:label-cell-address="'Asc Charts'.A1:'Asc Charts'.A1" chart:class="chart:scatter">
            <chart:domain table:cell-range-address="'Asc Charts'.A3:'Asc Charts'.A9"/>
            <chart:data-point chart:repeated="7"/>
          </chart:series>
          <chart:series chart:style-name="ch11" chart:values-cell-range-address="'Asc Charts'.H3:'Asc Charts'.H9" chart:label-cell-address="'Asc Charts'.A1:'Asc Charts'.A1" chart:class="chart:scatter">
            <chart:data-point chart:repeated="7"/>
          </chart:series>
          <chart:series chart:style-name="ch12" chart:values-cell-range-address="'Asc Charts'.L3:'Asc Charts'.L9" chart:label-cell-address="'Asc Charts'.A1:'Asc Charts'.A1" chart:class="chart:scatter">
            <chart:data-point chart:repeated="7"/>
          </chart:series>
          <chart:series chart:style-name="ch13" chart:values-cell-range-address="'Asc Charts'.P3:'Asc Charts'.P9" chart:label-cell-address="'Asc Charts'.A1:'Asc Charts'.A1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'Asc Charts'.A1:'Asc Charts'.A1</svg:desc>
                </draw:g>
              </table:table-cell>
              <table:table-cell office:value-type="string">
                <text:p/>
                <draw:g>
                  <svg:desc>'Asc Charts'.A1:'Asc Charts'.A1</svg:desc>
                </draw:g>
              </table:table-cell>
              <table:table-cell office:value-type="string">
                <text:p/>
                <draw:g>
                  <svg:desc>'Asc Charts'.A1:'Asc Charts'.A1</svg:desc>
                </draw:g>
              </table:table-cell>
              <table:table-cell office:value-type="string">
                <text:p/>
                <draw:g>
                  <svg:desc>'Asc Charts'.A1:'Asc Chart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Asc Charts'.A3:'Asc Charts'.A9</svg:desc>
                </draw:g>
              </table:table-cell>
              <table:table-cell office:value-type="float" office:value="17.313">
                <text:p>17.313</text:p>
                <draw:g>
                  <svg:desc>'Asc Charts'.D3:'Asc Charts'.D9</svg:desc>
                </draw:g>
              </table:table-cell>
              <table:table-cell office:value-type="float" office:value="12.437">
                <text:p>12.437</text:p>
                <draw:g>
                  <svg:desc>'Asc Charts'.H3:'Asc Charts'.H9</svg:desc>
                </draw:g>
              </table:table-cell>
              <table:table-cell office:value-type="float" office:value="21.026">
                <text:p>21.026</text:p>
                <draw:g>
                  <svg:desc>'Asc Charts'.L3:'Asc Charts'.L9</svg:desc>
                </draw:g>
              </table:table-cell>
              <table:table-cell office:value-type="float" office:value="10.138">
                <text:p>10.138</text:p>
                <draw:g>
                  <svg:desc>'Asc Charts'.P3:'Asc Charts'.P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50.388">
                <text:p>150.388</text:p>
              </table:table-cell>
              <table:table-cell office:value-type="float" office:value="126.35">
                <text:p>126.35</text:p>
              </table:table-cell>
              <table:table-cell office:value-type="float" office:value="165.538">
                <text:p>165.538</text:p>
              </table:table-cell>
              <table:table-cell office:value-type="float" office:value="98.026">
                <text:p>98.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715.912">
                <text:p>3715.912</text:p>
              </table:table-cell>
              <table:table-cell office:value-type="float" office:value="3202.435">
                <text:p>3202.435</text:p>
              </table:table-cell>
              <table:table-cell office:value-type="float" office:value="4572.152">
                <text:p>4572.152</text:p>
              </table:table-cell>
              <table:table-cell office:value-type="float" office:value="371.402">
                <text:p>371.4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720.74">
                <text:p>720.74</text:p>
              </table:table-cell>
              <table:table-cell office:value-type="float" office:value="583.502">
                <text:p>583.502</text:p>
              </table:table-cell>
              <table:table-cell office:value-type="float" office:value="3791.987">
                <text:p>3791.987</text:p>
              </table:table-cell>
              <table:table-cell office:value-type="float" office:value="340.502">
                <text:p>340.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722.18">
                <text:p>1722.18</text:p>
              </table:table-cell>
              <table:table-cell office:value-type="float" office:value="1373.254">
                <text:p>1373.254</text:p>
              </table:table-cell>
              <table:table-cell office:value-type="float" office:value="1664.706">
                <text:p>1664.706</text:p>
              </table:table-cell>
              <table:table-cell office:value-type="float" office:value="918.103">
                <text:p>918.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4179.176">
                <text:p>4179.176</text:p>
              </table:table-cell>
              <table:table-cell office:value-type="float" office:value="2925.521">
                <text:p>2925.521</text:p>
              </table:table-cell>
              <table:table-cell office:value-type="float" office:value="3266.447">
                <text:p>3266.447</text:p>
              </table:table-cell>
              <table:table-cell office:value-type="float" office:value="1307.154">
                <text:p>1307.1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15608.75">
                <text:p>15608.75</text:p>
              </table:table-cell>
              <table:table-cell office:value-type="float" office:value="7524.511">
                <text:p>7524.511</text:p>
              </table:table-cell>
              <table:table-cell office:value-type="float" office:value="16035.239">
                <text:p>16035.239</text:p>
              </table:table-cell>
              <table:table-cell office:value-type="float" office:value="2719.884">
                <text:p>2719.88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69cm" svg:y="0.316cm" chart:style-name="ch2">
          <text:p>Reverse Compares vs N</text:p>
        </chart:title>
        <chart:legend chart:legend-position="end" svg:x="13.869cm" svg:y="3.454cm" style:legend-expansion="high" chart:style-name="ch3"/>
        <chart:plot-area chart:style-name="ch4" table:cell-range-address="'Rev Charts'.A3:'Rev Charts'.B9 'Rev Charts'.F3:'Rev Charts'.F9 'Rev Charts'.J3:'Rev Charts'.J9 'Rev Charts'.N3:'Rev Charts'.N9" chart:data-source-has-labels="row" svg:x="1.331cm" svg:y="1.275cm" svg:width="12.218cm" svg:height="6.564cm">
          <chart:coordinate-region svg:x="2.693cm" svg:y="1.474cm" svg:width="10.392cm" svg:height="5.718cm"/>
          <chart:axis chart:dimension="x" chart:name="primary-x" chart:style-name="ch5">
            <chart:title svg:x="7.264cm" svg:y="8.019cm" chart:style-name="ch6">
              <text:p>N</text:p>
            </chart:title>
          </chart:axis>
          <chart:axis chart:dimension="y" chart:name="primary-y" chart:style-name="ch7">
            <chart:title svg:x="0.451cm" svg:y="5.368cm" chart:style-name="ch8">
              <text:p>Compares</text:p>
            </chart:title>
            <chart:grid chart:style-name="ch9" chart:class="major"/>
          </chart:axis>
          <chart:series chart:style-name="ch10" chart:values-cell-range-address="'Rev Charts'.B3:'Rev Charts'.B9" loext:label-string="heap" chart:class="chart:scatter">
            <chart:domain table:cell-range-address="'Rev Charts'.A3:'Rev Charts'.A9"/>
            <chart:data-point chart:repeated="7"/>
          </chart:series>
          <chart:series chart:style-name="ch11" chart:values-cell-range-address="'Rev Charts'.F3:'Rev Charts'.F9" loext:label-string="twoway" chart:class="chart:scatter">
            <chart:data-point chart:repeated="7"/>
          </chart:series>
          <chart:series chart:style-name="ch12" chart:values-cell-range-address="'Rev Charts'.J3:'Rev Charts'.J9" loext:label-string="threeway" chart:class="chart:scatter">
            <chart:data-point chart:repeated="7"/>
          </chart:series>
          <chart:series chart:style-name="ch13" chart:values-cell-range-address="'Rev Charts'.N3:'Rev Charts'.N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Rev Charts'.A3:'Rev Charts'.A9</svg:desc>
                </draw:g>
              </table:table-cell>
              <table:table-cell office:value-type="float" office:value="464">
                <text:p>464</text:p>
                <draw:g>
                  <svg:desc>'Rev Charts'.B3:'Rev Charts'.B9</svg:desc>
                </draw:g>
              </table:table-cell>
              <table:table-cell office:value-type="float" office:value="232">
                <text:p>232</text:p>
                <draw:g>
                  <svg:desc>'Rev Charts'.F3:'Rev Charts'.F9</svg:desc>
                </draw:g>
              </table:table-cell>
              <table:table-cell office:value-type="float" office:value="289">
                <text:p>289</text:p>
                <draw:g>
                  <svg:desc>'Rev Charts'.J3:'Rev Charts'.J9</svg:desc>
                </draw:g>
              </table:table-cell>
              <table:table-cell office:value-type="float" office:value="715">
                <text:p>715</text:p>
                <draw:g>
                  <svg:desc>'Rev Charts'.N3:'Rev Charts'.N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7852">
                <text:p>7852</text:p>
              </table:table-cell>
              <table:table-cell office:value-type="float" office:value="3215">
                <text:p>3215</text:p>
              </table:table-cell>
              <table:table-cell office:value-type="float" office:value="3927">
                <text:p>3927</text:p>
              </table:table-cell>
              <table:table-cell office:value-type="float" office:value="10426">
                <text:p>10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7632">
                <text:p>17632</text:p>
              </table:table-cell>
              <table:table-cell office:value-type="float" office:value="6931">
                <text:p>6931</text:p>
              </table:table-cell>
              <table:table-cell office:value-type="float" office:value="8355">
                <text:p>8355</text:p>
              </table:table-cell>
              <table:table-cell office:value-type="float" office:value="22857">
                <text:p>22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39416">
                <text:p>39416</text:p>
              </table:table-cell>
              <table:table-cell office:value-type="float" office:value="14863">
                <text:p>14863</text:p>
              </table:table-cell>
              <table:table-cell office:value-type="float" office:value="18460">
                <text:p>18460</text:p>
              </table:table-cell>
              <table:table-cell office:value-type="float" office:value="49720">
                <text:p>497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11872">
                <text:p>111872</text:p>
              </table:table-cell>
              <table:table-cell office:value-type="float" office:value="39803">
                <text:p>39803</text:p>
              </table:table-cell>
              <table:table-cell office:value-type="float" office:value="50315">
                <text:p>50315</text:p>
              </table:table-cell>
              <table:table-cell office:value-type="float" office:value="139606">
                <text:p>139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43392">
                <text:p>243392</text:p>
              </table:table-cell>
              <table:table-cell office:value-type="float" office:value="84607">
                <text:p>84607</text:p>
              </table:table-cell>
              <table:table-cell office:value-type="float" office:value="104991">
                <text:p>104991</text:p>
              </table:table-cell>
              <table:table-cell office:value-type="float" office:value="299213">
                <text:p>299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528668">
                <text:p>528668</text:p>
              </table:table-cell>
              <table:table-cell office:value-type="float" office:value="179215">
                <text:p>179215</text:p>
              </table:table-cell>
              <table:table-cell office:value-type="float" office:value="224097">
                <text:p>224097</text:p>
              </table:table-cell>
              <table:table-cell office:value-type="float" office:value="638428">
                <text:p>6384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389cm" svg:y="0.316cm" chart:style-name="ch2">
          <text:p>Reverse Exchanges vs N</text:p>
        </chart:title>
        <chart:legend chart:legend-position="end" svg:x="13.867cm" svg:y="3.456cm" style:legend-expansion="high" chart:style-name="ch3"/>
        <chart:plot-area chart:style-name="ch4" table:cell-range-address="'Rev Charts'.A3:'Rev Charts'.A9 'Rev Charts'.C3:'Rev Charts'.C9 'Rev Charts'.G3:'Rev Charts'.G9 'Rev Charts'.K3:'Rev Charts'.K9 'Rev Charts'.O3:'Rev Charts'.O9" chart:data-source-has-labels="row" svg:x="1.33cm" svg:y="1.275cm" svg:width="12.218cm" svg:height="6.569cm">
          <chart:coordinate-region svg:x="2.692cm" svg:y="1.474cm" svg:width="10.392cm" svg:height="5.723cm"/>
          <chart:axis chart:dimension="x" chart:name="primary-x" chart:style-name="ch5">
            <chart:title svg:x="7.263cm" svg:y="8.024cm" chart:style-name="ch6">
              <text:p>N</text:p>
            </chart:title>
          </chart:axis>
          <chart:axis chart:dimension="y" chart:name="primary-y" chart:style-name="ch7">
            <chart:title svg:x="0.451cm" svg:y="5.423cm" chart:style-name="ch8">
              <text:p>Exchanges</text:p>
            </chart:title>
            <chart:grid chart:style-name="ch9" chart:class="major"/>
          </chart:axis>
          <chart:series chart:style-name="ch10" chart:values-cell-range-address="'Rev Charts'.C3:'Rev Charts'.C9" loext:label-string="heap" chart:class="chart:scatter">
            <chart:domain table:cell-range-address="'Rev Charts'.A3:'Rev Charts'.A9"/>
            <chart:data-point chart:repeated="7"/>
          </chart:series>
          <chart:series chart:style-name="ch11" chart:values-cell-range-address="'Rev Charts'.G3:'Rev Charts'.G9" loext:label-string="twoway" chart:class="chart:scatter">
            <chart:data-point chart:repeated="7"/>
          </chart:series>
          <chart:series chart:style-name="ch12" chart:values-cell-range-address="'Rev Charts'.K3:'Rev Charts'.K9" loext:label-string="threeway" chart:class="chart:scatter">
            <chart:data-point chart:repeated="7"/>
          </chart:series>
          <chart:series chart:style-name="ch13" chart:values-cell-range-address="'Rev Charts'.O3:'Rev Charts'.O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Rev Charts'.A3:'Rev Charts'.A9</svg:desc>
                </draw:g>
              </table:table-cell>
              <table:table-cell office:value-type="float" office:value="207">
                <text:p>207</text:p>
                <draw:g>
                  <svg:desc>'Rev Charts'.C3:'Rev Charts'.C9</svg:desc>
                </draw:g>
              </table:table-cell>
              <table:table-cell office:value-type="float" office:value="133">
                <text:p>133</text:p>
                <draw:g>
                  <svg:desc>'Rev Charts'.G3:'Rev Charts'.G9</svg:desc>
                </draw:g>
              </table:table-cell>
              <table:table-cell office:value-type="float" office:value="133">
                <text:p>133</text:p>
                <draw:g>
                  <svg:desc>'Rev Charts'.K3:'Rev Charts'.K9</svg:desc>
                </draw:g>
              </table:table-cell>
              <table:table-cell office:value-type="float" office:value="133">
                <text:p>133</text:p>
                <draw:g>
                  <svg:desc>'Rev Charts'.O3:'Rev Charts'.O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3676">
                <text:p>3676</text:p>
              </table:table-cell>
              <table:table-cell office:value-type="float" office:value="2216">
                <text:p>2216</text:p>
              </table:table-cell>
              <table:table-cell office:value-type="float" office:value="2021">
                <text:p>2021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8316">
                <text:p>8316</text:p>
              </table:table-cell>
              <table:table-cell office:value-type="float" office:value="4932">
                <text:p>4932</text:p>
              </table:table-cell>
              <table:table-cell office:value-type="float" office:value="4436">
                <text:p>4436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8708">
                <text:p>18708</text:p>
              </table:table-cell>
              <table:table-cell office:value-type="float" office:value="10864">
                <text:p>10864</text:p>
              </table:table-cell>
              <table:table-cell office:value-type="float" office:value="9848">
                <text:p>9848</text:p>
              </table:table-cell>
              <table:table-cell office:value-type="float" office:value="10864">
                <text:p>10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53436">
                <text:p>53436</text:p>
              </table:table-cell>
              <table:table-cell office:value-type="float" office:value="29804">
                <text:p>29804</text:p>
              </table:table-cell>
              <table:table-cell office:value-type="float" office:value="27345">
                <text:p>27345</text:p>
              </table:table-cell>
              <table:table-cell office:value-type="float" office:value="29804">
                <text:p>29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116696">
                <text:p>116696</text:p>
              </table:table-cell>
              <table:table-cell office:value-type="float" office:value="64608">
                <text:p>64608</text:p>
              </table:table-cell>
              <table:table-cell office:value-type="float" office:value="58383">
                <text:p>58383</text:p>
              </table:table-cell>
              <table:table-cell office:value-type="float" office:value="64608">
                <text:p>64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254334">
                <text:p>254334</text:p>
              </table:table-cell>
              <table:table-cell office:value-type="float" office:value="139216">
                <text:p>139216</text:p>
              </table:table-cell>
              <table:table-cell office:value-type="float" office:value="125951">
                <text:p>125951</text:p>
              </table:table-cell>
              <table:table-cell office:value-type="float" office:value="139216">
                <text:p>1392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998cm" svg:y="0.316cm" chart:style-name="ch2">
          <text:p>Reverse Time vs N</text:p>
        </chart:title>
        <chart:legend chart:legend-position="end" svg:x="13.867cm" svg:y="3.456cm" style:legend-expansion="high" chart:style-name="ch3"/>
        <chart:plot-area chart:style-name="ch4" table:cell-range-address="'Rev Charts'.A3:'Rev Charts'.A9 'Rev Charts'.D3:'Rev Charts'.D9 'Rev Charts'.H3:'Rev Charts'.H9 'Rev Charts'.L3:'Rev Charts'.L9 'Rev Charts'.P3:'Rev Charts'.P9" chart:data-source-has-labels="row" svg:x="1.33cm" svg:y="1.275cm" svg:width="12.218cm" svg:height="6.569cm">
          <chart:coordinate-region svg:x="2.507cm" svg:y="1.474cm" svg:width="10.391cm" svg:height="5.723cm"/>
          <chart:axis chart:dimension="x" chart:name="primary-x" chart:style-name="ch5">
            <chart:title svg:x="7.263cm" svg:y="8.024cm" chart:style-name="ch6">
              <text:p>N</text:p>
            </chart:title>
          </chart:axis>
          <chart:axis chart:dimension="y" chart:name="primary-y" chart:style-name="ch7">
            <chart:title svg:x="0.451cm" svg:y="4.973cm" chart:style-name="ch8">
              <text:p>Time</text:p>
            </chart:title>
            <chart:grid chart:style-name="ch9" chart:class="major"/>
          </chart:axis>
          <chart:series chart:style-name="ch10" chart:values-cell-range-address="'Rev Charts'.D3:'Rev Charts'.D9" loext:label-string="heap" chart:class="chart:scatter">
            <chart:domain table:cell-range-address="'Rev Charts'.A3:'Rev Charts'.A9"/>
            <chart:data-point chart:repeated="7"/>
          </chart:series>
          <chart:series chart:style-name="ch11" chart:values-cell-range-address="'Rev Charts'.H3:'Rev Charts'.H9" loext:label-string="twoway" chart:class="chart:scatter">
            <chart:data-point chart:repeated="7"/>
          </chart:series>
          <chart:series chart:style-name="ch12" chart:values-cell-range-address="'Rev Charts'.L3:'Rev Charts'.L9" loext:label-string="threeway" chart:class="chart:scatter">
            <chart:data-point chart:repeated="7"/>
          </chart:series>
          <chart:series chart:style-name="ch13" chart:values-cell-range-address="'Rev Charts'.P3:'Rev Charts'.P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Rev Charts'.A3:'Rev Charts'.A9</svg:desc>
                </draw:g>
              </table:table-cell>
              <table:table-cell office:value-type="float" office:value="16.825">
                <text:p>16.825</text:p>
                <draw:g>
                  <svg:desc>'Rev Charts'.D3:'Rev Charts'.D9</svg:desc>
                </draw:g>
              </table:table-cell>
              <table:table-cell office:value-type="float" office:value="12.725">
                <text:p>12.725</text:p>
                <draw:g>
                  <svg:desc>'Rev Charts'.H3:'Rev Charts'.H9</svg:desc>
                </draw:g>
              </table:table-cell>
              <table:table-cell office:value-type="float" office:value="20.412">
                <text:p>20.412</text:p>
                <draw:g>
                  <svg:desc>'Rev Charts'.L3:'Rev Charts'.L9</svg:desc>
                </draw:g>
              </table:table-cell>
              <table:table-cell office:value-type="float" office:value="110.05">
                <text:p>110.05</text:p>
                <draw:g>
                  <svg:desc>'Rev Charts'.P3:'Rev Charts'.P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45.875">
                <text:p>145.875</text:p>
              </table:table-cell>
              <table:table-cell office:value-type="float" office:value="119.013">
                <text:p>119.013</text:p>
              </table:table-cell>
              <table:table-cell office:value-type="float" office:value="163.226">
                <text:p>163.226</text:p>
              </table:table-cell>
              <table:table-cell office:value-type="float" office:value="1519.117">
                <text:p>1519.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800.611">
                <text:p>3800.611</text:p>
              </table:table-cell>
              <table:table-cell office:value-type="float" office:value="3167.672">
                <text:p>3167.672</text:p>
              </table:table-cell>
              <table:table-cell office:value-type="float" office:value="4730.214">
                <text:p>4730.214</text:p>
              </table:table-cell>
              <table:table-cell office:value-type="float" office:value="4917.739">
                <text:p>4917.7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705.314">
                <text:p>705.314</text:p>
              </table:table-cell>
              <table:table-cell office:value-type="float" office:value="577.451">
                <text:p>577.451</text:p>
              </table:table-cell>
              <table:table-cell office:value-type="float" office:value="4018.487">
                <text:p>4018.487</text:p>
              </table:table-cell>
              <table:table-cell office:value-type="float" office:value="13748.49">
                <text:p>13748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713.692">
                <text:p>1713.692</text:p>
              </table:table-cell>
              <table:table-cell office:value-type="float" office:value="1470.617">
                <text:p>1470.617</text:p>
              </table:table-cell>
              <table:table-cell office:value-type="float" office:value="1650.18">
                <text:p>1650.18</text:p>
              </table:table-cell>
              <table:table-cell office:value-type="float" office:value="18198.328">
                <text:p>18198.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3900.961">
                <text:p>3900.961</text:p>
              </table:table-cell>
              <table:table-cell office:value-type="float" office:value="2936.033">
                <text:p>2936.033</text:p>
              </table:table-cell>
              <table:table-cell office:value-type="float" office:value="3359.547">
                <text:p>3359.547</text:p>
              </table:table-cell>
              <table:table-cell office:value-type="float" office:value="40027.645">
                <text:p>40027.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7315.659">
                <text:p>7315.659</text:p>
              </table:table-cell>
              <table:table-cell office:value-type="float" office:value="13057.489">
                <text:p>13057.489</text:p>
              </table:table-cell>
              <table:table-cell office:value-type="float" office:value="7282.896">
                <text:p>7282.896</text:p>
              </table:table-cell>
              <table:table-cell office:value-type="float" office:value="109791.008">
                <text:p>109791.00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